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3.13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7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4">
      <style:text-properties fo:color="#000000"/>
    </style:style>
    <style:style style:name="ce11" style:family="table-cell" style:parent-style-name="Default" style:data-style-name="N3">
      <style:text-properties fo:color="#000000"/>
    </style:style>
    <style:style style:name="ce1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0.06pt solid #000000"/>
      <style:text-properties fo:color="#000000"/>
    </style:style>
    <style:style style:name="ce14" style:family="table-cell" style:parent-style-name="Vírgula" style:data-style-name="N4">
      <style:table-cell-properties fo:border-bottom="none" fo:border-left="0.06pt solid #000000" fo:border-right="0.06pt solid #000000" fo:border-top="none"/>
      <style:text-properties fo:color="#000000"/>
    </style:style>
    <style:style style:name="ce15" style:family="table-cell" style:parent-style-name="Vírgula" style:data-style-name="N4">
      <style:table-cell-properties fo:border-bottom="0.06pt solid #000000" fo:border-left="0.06pt solid #000000" fo:border-right="0.06pt solid #000000" fo:border-top="none"/>
      <style:text-properties fo:color="#000000"/>
    </style:style>
    <style:style style:name="ce16" style:family="table-cell" style:parent-style-name="Vírgula" style:data-style-name="N4">
      <style:table-cell-properties fo:border="0.06pt solid #000000" style:vertical-align="middle"/>
      <style:text-properties fo:color="#000000" fo:font-weight="bold" style:font-weight-asian="bold" style:font-weight-complex="bold"/>
    </style:style>
    <style:style style:name="ce17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  <style:text-properties fo:color="#000000"/>
    </style:style>
    <style:style style:name="ce18" style:family="table-cell" style:parent-style-name="Vírgula" style:data-style-name="N4">
      <style:table-cell-properties fo:border="0.06pt solid #000000"/>
      <style:text-properties fo:color="#000000"/>
    </style:style>
    <style:style style:name="ce19" style:family="table-cell" style:parent-style-name="Default" style:data-style-name="N113">
      <style:text-properties fo:color="#000000"/>
    </style:style>
    <style:style style:name="ce20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Vírgula" style:data-style-name="N4">
      <style:table-cell-properties fo:border-bottom="none" fo:border-left="0.06pt solid #000000" fo:border-right="none" fo:border-top="0.06pt solid #000000"/>
      <style:text-properties fo:color="#000000"/>
    </style:style>
    <style:style style:name="ce22" style:family="table-cell" style:parent-style-name="Vírgula" style:data-style-name="N4">
      <style:table-cell-properties fo:border-bottom="none" fo:border-left="0.06pt solid #000000" fo:border-right="none" fo:border-top="none"/>
      <style:text-properties fo:color="#000000"/>
    </style:style>
    <style:style style:name="ce23" style:family="table-cell" style:parent-style-name="Vírgula" style:data-style-name="N4">
      <style:table-cell-properties fo:border-bottom="0.06pt solid #000000" fo:border-left="0.06pt solid #000000" fo:border-right="none" fo:border-top="none"/>
      <style:text-properties fo:color="#000000"/>
    </style:style>
    <style:style style:name="ce24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25" style:family="table-cell" style:parent-style-name="Vírgula" style:data-style-name="N4">
      <style:table-cell-properties fo:border-bottom="none" fo:border-left="0.06pt solid #000000" fo:border-right="none" fo:border-top="none" style:vertical-align="middle"/>
      <style:text-properties fo:color="#000000"/>
    </style:style>
    <style:style style:name="ce26" style:family="table-cell" style:parent-style-name="Vírgula" style:data-style-name="N4">
      <style:table-cell-properties fo:border-bottom="0.06pt solid #000000" fo:border-left="0.06pt solid #000000" fo:border-right="none" fo:border-top="0.06pt solid #000000"/>
      <style:text-properties fo:color="#000000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color="#000000"/>
    </style:style>
    <style:style style:name="gr1" style:family="graphic">
      <style:graphic-properties draw:stroke="none" draw:fill="none" fo:clip="rect(0mm, 0mm, 0mm, 0mm)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993" table:default-cell-style-name="ce2"/>
        <table:table-row table:style-name="ro1">
          <table:table-cell table:style-name="ce2">
            <draw:frame table:end-cell-address="Planilha1.B4" table:end-x="6.62mm" table:end-y="1.59mm" draw:z-index="0" draw:name="Picture 2" draw:style-name="gr1" draw:text-style-name="P1" svg:width="106.1mm" svg:height="16.94mm" svg:x="0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10"/>
          <table:table-cell table:number-columns-repeated="1022"/>
        </table:table-row>
        <table:table-row table:style-name="ro1">
          <table:table-cell table:style-name="ce2"/>
          <table:table-cell table:style-name="ce11"/>
          <table:table-cell table:number-columns-repeated="1022"/>
        </table:table-row>
        <table:table-row table:style-name="ro2">
          <table:table-cell table:style-name="ce2"/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table:style-name="ce4" office:value-type="string" calcext:value-type="string" table:number-columns-spanned="29" table:number-rows-spanned="1">
            <text:p>Período: Setembr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m R$1,00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RECEITAS </text:p>
          </table:table-cell>
          <table:table-cell table:style-name="ce12" office:value-type="string" calcext:value-type="string">
            <text:p>AC</text:p>
          </table:table-cell>
          <table:table-cell table:style-name="ce12" office:value-type="string" calcext:value-type="string">
            <text:p>AL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ES</text:p>
          </table:table-cell>
          <table:table-cell table:style-name="ce12" office:value-type="string" calcext:value-type="string">
            <text:p>GO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MG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MT</text:p>
          </table:table-cell>
          <table:table-cell table:style-name="ce12" office:value-type="string" calcext:value-type="string">
            <text:p>PA</text:p>
          </table:table-cell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PI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RJ</text:p>
          </table:table-cell>
          <table:table-cell table:style-name="ce12" office:value-type="string" calcext:value-type="string">
            <text:p>RN</text:p>
          </table:table-cell>
          <table:table-cell table:style-name="ce12" office:value-type="string" calcext:value-type="string">
            <text:p>RO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RS</text:p>
          </table:table-cell>
          <table:table-cell table:style-name="ce12" office:value-type="string" calcext:value-type="string">
            <text:p>SC</text:p>
          </table:table-cell>
          <table:table-cell table:style-name="ce12" office:value-type="string" calcext:value-type="string">
            <text:p>SE</text:p>
          </table:table-cell>
          <table:table-cell table:style-name="ce12" office:value-type="string" calcext:value-type="string">
            <text:p>SP</text:p>
          </table:table-cell>
          <table:table-cell table:style-name="ce12" office:value-type="string" calcext:value-type="string">
            <text:p>TO</text:p>
          </table:table-cell>
          <table:table-cell table:style-name="ce20" office:value-type="string" calcext:value-type="string">
            <text:p>TOTAL</text:p>
          </table:table-cell>
          <table:table-cell table:style-name="ce27" table:number-columns-repeated="995"/>
        </table:table-row>
        <table:table-row table:style-name="ro6">
          <table:table-cell table:style-name="ce6" office:value-type="string" calcext:value-type="string">
            <text:p>IMPOSTO SOBRE IMPORTAÇÃO</text:p>
          </table:table-cell>
          <table:table-cell table:style-name="ce13" office:value-type="float" office:value="208400.59" calcext:value-type="float">
            <text:p>208.400,59</text:p>
          </table:table-cell>
          <table:table-cell table:style-name="ce13" office:value-type="float" office:value="54114.46" calcext:value-type="float">
            <text:p>54.114,46</text:p>
          </table:table-cell>
          <table:table-cell table:style-name="ce13" office:value-type="float" office:value="83998211.45" calcext:value-type="float">
            <text:p>83.998.211,45</text:p>
          </table:table-cell>
          <table:table-cell table:style-name="ce13" office:value-type="float" office:value="112130.78" calcext:value-type="float">
            <text:p>112.130,78</text:p>
          </table:table-cell>
          <table:table-cell table:style-name="ce13" office:value-type="float" office:value="111623047.44" calcext:value-type="float">
            <text:p>111.623.047,44</text:p>
          </table:table-cell>
          <table:table-cell table:style-name="ce13" office:value-type="float" office:value="75112020.18" calcext:value-type="float">
            <text:p>75.112.020,18</text:p>
          </table:table-cell>
          <table:table-cell table:style-name="ce13" office:value-type="float" office:value="2936040.28" calcext:value-type="float">
            <text:p>2.936.040,28</text:p>
          </table:table-cell>
          <table:table-cell table:style-name="ce13" office:value-type="float" office:value="219467048.6" calcext:value-type="float">
            <text:p>219.467.048,60</text:p>
          </table:table-cell>
          <table:table-cell table:style-name="ce13" office:value-type="float" office:value="32391637.56" calcext:value-type="float">
            <text:p>32.391.637,56</text:p>
          </table:table-cell>
          <table:table-cell table:style-name="ce13" office:value-type="float" office:value="1496401.76" calcext:value-type="float">
            <text:p>1.496.401,76</text:p>
          </table:table-cell>
          <table:table-cell table:style-name="ce13" office:value-type="float" office:value="139060547.47" calcext:value-type="float">
            <text:p>139.060.547,47</text:p>
          </table:table-cell>
          <table:table-cell table:style-name="ce13" office:value-type="float" office:value="568144.04" calcext:value-type="float">
            <text:p>568.144,04</text:p>
          </table:table-cell>
          <table:table-cell table:style-name="ce13" office:value-type="float" office:value="3885177.88" calcext:value-type="float">
            <text:p>3.885.177,88</text:p>
          </table:table-cell>
          <table:table-cell table:style-name="ce13" office:value-type="float" office:value="8904764.95" calcext:value-type="float">
            <text:p>8.904.764,95</text:p>
          </table:table-cell>
          <table:table-cell table:style-name="ce13" office:value-type="float" office:value="4378336.78" calcext:value-type="float">
            <text:p>4.378.336,78</text:p>
          </table:table-cell>
          <table:table-cell table:style-name="ce13" office:value-type="float" office:value="135330092.08" calcext:value-type="float">
            <text:p>135.330.092,08</text:p>
          </table:table-cell>
          <table:table-cell table:style-name="ce13" office:value-type="float" office:value="4610.99" calcext:value-type="float">
            <text:p>4.610,99</text:p>
          </table:table-cell>
          <table:table-cell table:style-name="ce13" office:value-type="float" office:value="443266794.44" calcext:value-type="float">
            <text:p>443.266.794,44</text:p>
          </table:table-cell>
          <table:table-cell table:style-name="ce13" office:value-type="float" office:value="318015563.68" calcext:value-type="float">
            <text:p>318.015.563,68</text:p>
          </table:table-cell>
          <table:table-cell table:style-name="ce13" office:value-type="float" office:value="370147.88" calcext:value-type="float">
            <text:p>370.147,88</text:p>
          </table:table-cell>
          <table:table-cell table:style-name="ce13" office:value-type="float" office:value="141842.7" calcext:value-type="float">
            <text:p>141.842,70</text:p>
          </table:table-cell>
          <table:table-cell table:style-name="ce13" office:value-type="float" office:value="4697" calcext:value-type="float">
            <text:p>4.697,00</text:p>
          </table:table-cell>
          <table:table-cell table:style-name="ce13" office:value-type="float" office:value="139864570.16" calcext:value-type="float">
            <text:p>139.864.570,16</text:p>
          </table:table-cell>
          <table:table-cell table:style-name="ce13" office:value-type="float" office:value="1157526434.4" calcext:value-type="float">
            <text:p>1.157.526.434,40</text:p>
          </table:table-cell>
          <table:table-cell table:style-name="ce13" office:value-type="float" office:value="461128.51" calcext:value-type="float">
            <text:p>461.128,51</text:p>
          </table:table-cell>
          <table:table-cell table:style-name="ce13" office:value-type="float" office:value="2432077263.86" calcext:value-type="float">
            <text:p>2.432.077.263,86</text:p>
          </table:table-cell>
          <table:table-cell table:style-name="ce13" office:value-type="float" office:value="103.1" calcext:value-type="float">
            <text:p>103,10</text:p>
          </table:table-cell>
          <table:table-cell table:style-name="ce21" office:value-type="float" office:value="5311259273.02" calcext:value-type="float">
            <text:p>5.311.259.273,0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EXPORTAÇÃO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34.37" calcext:value-type="float">
            <text:p>1.934,37</text:p>
          </table:table-cell>
          <table:table-cell table:style-name="ce14" office:value-type="float" office:value="95.26" calcext:value-type="float">
            <text:p>95,2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24.05" calcext:value-type="float">
            <text:p>924,05</text:p>
          </table:table-cell>
          <table:table-cell table:style-name="ce14" office:value-type="float" office:value="93.39" calcext:value-type="float">
            <text:p>93,39</text:p>
          </table:table-cell>
          <table:table-cell table:style-name="ce14" office:value-type="float" office:value="3140.55" calcext:value-type="float">
            <text:p>3.140,55</text:p>
          </table:table-cell>
          <table:table-cell table:style-name="ce14" office:value-type="float" office:value="358.94" calcext:value-type="float">
            <text:p>358,94</text:p>
          </table:table-cell>
          <table:table-cell table:style-name="ce14" office:value-type="float" office:value="28634.33" calcext:value-type="float">
            <text:p>28.634,33</text:p>
          </table:table-cell>
          <table:table-cell table:style-name="ce14" office:value-type="float" office:value="228.6" calcext:value-type="float">
            <text:p>228,60</text:p>
          </table:table-cell>
          <table:table-cell table:style-name="ce14" office:value-type="float" office:value="68006.81" calcext:value-type="float">
            <text:p>68.006,81</text:p>
          </table:table-cell>
          <table:table-cell table:style-name="ce14" office:value-type="float" office:value="33580.07" calcext:value-type="float">
            <text:p>33.580,07</text:p>
          </table:table-cell>
          <table:table-cell table:style-name="ce14" office:value-type="float" office:value="14517.48" calcext:value-type="float">
            <text:p>14.517,48</text:p>
          </table:table-cell>
          <table:table-cell table:style-name="ce14" office:value-type="float" office:value="1511.56" calcext:value-type="float">
            <text:p>1.511,56</text:p>
          </table:table-cell>
          <table:table-cell table:style-name="ce14" office:value-type="float" office:value="-797.74" calcext:value-type="float">
            <text:p>-797,74</text:p>
          </table:table-cell>
          <table:table-cell table:style-name="ce14" office:value-type="float" office:value="5326.02" calcext:value-type="float">
            <text:p>5.326,02</text:p>
          </table:table-cell>
          <table:table-cell table:style-name="ce14" office:value-type="float" office:value="25.57" calcext:value-type="float">
            <text:p>25,57</text:p>
          </table:table-cell>
          <table:table-cell table:style-name="ce14" office:value-type="float" office:value="17081.16" calcext:value-type="float">
            <text:p>17.081,16</text:p>
          </table:table-cell>
          <table:table-cell table:style-name="ce14" office:value-type="float" office:value="3120.54" calcext:value-type="float">
            <text:p>3.120,54</text:p>
          </table:table-cell>
          <table:table-cell table:style-name="ce14" office:value-type="float" office:value="129.4" calcext:value-type="float">
            <text:p>129,40</text:p>
          </table:table-cell>
          <table:table-cell table:style-name="ce14" office:value-type="float" office:value="464.48" calcext:value-type="float">
            <text:p>464,48</text:p>
          </table:table-cell>
          <table:table-cell table:style-name="ce14" office:value-type="float" office:value="12.7" calcext:value-type="float">
            <text:p>12,70</text:p>
          </table:table-cell>
          <table:table-cell table:style-name="ce14" office:value-type="float" office:value="96927.71" calcext:value-type="float">
            <text:p>96.927,71</text:p>
          </table:table-cell>
          <table:table-cell table:style-name="ce14" office:value-type="float" office:value="307.92" calcext:value-type="float">
            <text:p>307,92</text:p>
          </table:table-cell>
          <table:table-cell table:style-name="ce14" office:value-type="float" office:value="40.11" calcext:value-type="float">
            <text:p>40,11</text:p>
          </table:table-cell>
          <table:table-cell table:style-name="ce14" office:value-type="float" office:value="410938.11" calcext:value-type="float">
            <text:p>410.938,11</text:p>
          </table:table-cell>
          <table:table-cell table:style-name="ce14" office:value-type="float" office:value="555.55" calcext:value-type="float">
            <text:p>555,55</text:p>
          </table:table-cell>
          <table:table-cell table:style-name="ce22" office:value-type="float" office:value="687156.94" calcext:value-type="float">
            <text:p>687.156,9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PI - TOTAL</text:p>
          </table:table-cell>
          <table:table-cell table:style-name="ce14" office:value-type="float" office:value="778813.09" calcext:value-type="float">
            <text:p>778.813,09</text:p>
          </table:table-cell>
          <table:table-cell table:style-name="ce14" office:value-type="float" office:value="13296445.61" calcext:value-type="float">
            <text:p>13.296.445,61</text:p>
          </table:table-cell>
          <table:table-cell table:style-name="ce14" office:value-type="float" office:value="22706645.51" calcext:value-type="float">
            <text:p>22.706.645,51</text:p>
          </table:table-cell>
          <table:table-cell table:style-name="ce14" office:value-type="float" office:value="4504664.4" calcext:value-type="float">
            <text:p>4.504.664,40</text:p>
          </table:table-cell>
          <table:table-cell table:style-name="ce14" office:value-type="float" office:value="150529147.19" calcext:value-type="float">
            <text:p>150.529.147,19</text:p>
          </table:table-cell>
          <table:table-cell table:style-name="ce14" office:value-type="float" office:value="75043525.92" calcext:value-type="float">
            <text:p>75.043.525,92</text:p>
          </table:table-cell>
          <table:table-cell table:style-name="ce14" office:value-type="float" office:value="5370924.8" calcext:value-type="float">
            <text:p>5.370.924,80</text:p>
          </table:table-cell>
          <table:table-cell table:style-name="ce14" office:value-type="float" office:value="317467837.17" calcext:value-type="float">
            <text:p>317.467.837,17</text:p>
          </table:table-cell>
          <table:table-cell table:style-name="ce14" office:value-type="float" office:value="66437773.07" calcext:value-type="float">
            <text:p>66.437.773,07</text:p>
          </table:table-cell>
          <table:table-cell table:style-name="ce14" office:value-type="float" office:value="6400634.16" calcext:value-type="float">
            <text:p>6.400.634,16</text:p>
          </table:table-cell>
          <table:table-cell table:style-name="ce14" office:value-type="float" office:value="776157507.35" calcext:value-type="float">
            <text:p>776.157.507,35</text:p>
          </table:table-cell>
          <table:table-cell table:style-name="ce14" office:value-type="float" office:value="16544063.98" calcext:value-type="float">
            <text:p>16.544.063,98</text:p>
          </table:table-cell>
          <table:table-cell table:style-name="ce14" office:value-type="float" office:value="19400441.17" calcext:value-type="float">
            <text:p>19.400.441,17</text:p>
          </table:table-cell>
          <table:table-cell table:style-name="ce14" office:value-type="float" office:value="35453623.2" calcext:value-type="float">
            <text:p>35.453.623,20</text:p>
          </table:table-cell>
          <table:table-cell table:style-name="ce14" office:value-type="float" office:value="8535396.34" calcext:value-type="float">
            <text:p>8.535.396,34</text:p>
          </table:table-cell>
          <table:table-cell table:style-name="ce14" office:value-type="float" office:value="147020135.29" calcext:value-type="float">
            <text:p>147.020.135,29</text:p>
          </table:table-cell>
          <table:table-cell table:style-name="ce14" office:value-type="float" office:value="5217703.89" calcext:value-type="float">
            <text:p>5.217.703,89</text:p>
          </table:table-cell>
          <table:table-cell table:style-name="ce14" office:value-type="float" office:value="459332849.47" calcext:value-type="float">
            <text:p>459.332.849,47</text:p>
          </table:table-cell>
          <table:table-cell table:style-name="ce14" office:value-type="float" office:value="412657705.45" calcext:value-type="float">
            <text:p>412.657.705,45</text:p>
          </table:table-cell>
          <table:table-cell table:style-name="ce14" office:value-type="float" office:value="6520589.67" calcext:value-type="float">
            <text:p>6.520.589,67</text:p>
          </table:table-cell>
          <table:table-cell table:style-name="ce14" office:value-type="float" office:value="7976577.57" calcext:value-type="float">
            <text:p>7.976.577,57</text:p>
          </table:table-cell>
          <table:table-cell table:style-name="ce14" office:value-type="float" office:value="62208.19" calcext:value-type="float">
            <text:p>62.208,19</text:p>
          </table:table-cell>
          <table:table-cell table:style-name="ce14" office:value-type="float" office:value="563578725.97" calcext:value-type="float">
            <text:p>563.578.725,97</text:p>
          </table:table-cell>
          <table:table-cell table:style-name="ce14" office:value-type="float" office:value="1034200600.22" calcext:value-type="float">
            <text:p>1.034.200.600,22</text:p>
          </table:table-cell>
          <table:table-cell table:style-name="ce14" office:value-type="float" office:value="10084682.97" calcext:value-type="float">
            <text:p>10.084.682,97</text:p>
          </table:table-cell>
          <table:table-cell table:style-name="ce14" office:value-type="float" office:value="2570234945.01" calcext:value-type="float">
            <text:p>2.570.234.945,01</text:p>
          </table:table-cell>
          <table:table-cell table:style-name="ce14" office:value-type="float" office:value="2534321.92" calcext:value-type="float">
            <text:p>2.534.321,92</text:p>
          </table:table-cell>
          <table:table-cell table:style-name="ce22" office:value-type="float" office:value="6738048488.58" calcext:value-type="float">
            <text:p>6.738.048.488,5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FUMO</text:p>
          </table:table-cell>
          <table:table-cell table:number-columns-repeated="8" table:style-name="ce14" office:value-type="float" office:value="0" calcext:value-type="float">
            <text:p>0,00</text:p>
          </table:table-cell>
          <table:table-cell table:style-name="ce14" office:value-type="float" office:value="94897.99" calcext:value-type="float">
            <text:p>94.897,9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82151690.17" calcext:value-type="float">
            <text:p>382.151.690,17</text:p>
          </table:table-cell>
          <table:table-cell table:number-columns-repeated="6" table:style-name="ce14" office:value-type="float" office:value="0" calcext:value-type="float">
            <text:p>0,00</text:p>
          </table:table-cell>
          <table:table-cell table:style-name="ce14" office:value-type="float" office:value="1817.04" calcext:value-type="float">
            <text:p>1.817,04</text:p>
          </table:table-cell>
          <table:table-cell table:style-name="ce14" office:value-type="float" office:value="3057521.69" calcext:value-type="float">
            <text:p>3.057.521,69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76635935.65" calcext:value-type="float">
            <text:p>76.635.935,6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85137.96" calcext:value-type="float">
            <text:p>585.137,96</text:p>
          </table:table-cell>
          <table:table-cell table:style-name="ce14" office:value-type="float" office:value="1149256.36" calcext:value-type="float">
            <text:p>1.149.256,36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463676256.86" calcext:value-type="float">
            <text:p>463.676.256,8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BEBIDAS</text:p>
          </table:table-cell>
          <table:table-cell table:style-name="ce14" office:value-type="float" office:value="210907.79" calcext:value-type="float">
            <text:p>210.907,79</text:p>
          </table:table-cell>
          <table:table-cell table:style-name="ce14" office:value-type="float" office:value="1231011.45" calcext:value-type="float">
            <text:p>1.231.011,45</text:p>
          </table:table-cell>
          <table:table-cell table:style-name="ce14" office:value-type="float" office:value="201552.93" calcext:value-type="float">
            <text:p>201.552,9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1208707.62" calcext:value-type="float">
            <text:p>11.208.707,62</text:p>
          </table:table-cell>
          <table:table-cell table:style-name="ce14" office:value-type="float" office:value="5200632.3" calcext:value-type="float">
            <text:p>5.200.632,30</text:p>
          </table:table-cell>
          <table:table-cell table:style-name="ce14" office:value-type="float" office:value="1756701" calcext:value-type="float">
            <text:p>1.756.701,00</text:p>
          </table:table-cell>
          <table:table-cell table:style-name="ce14" office:value-type="float" office:value="3128191.1" calcext:value-type="float">
            <text:p>3.128.191,10</text:p>
          </table:table-cell>
          <table:table-cell table:style-name="ce14" office:value-type="float" office:value="6609457.92" calcext:value-type="float">
            <text:p>6.609.457,92</text:p>
          </table:table-cell>
          <table:table-cell table:style-name="ce14" office:value-type="float" office:value="4074552.96" calcext:value-type="float">
            <text:p>4.074.552,96</text:p>
          </table:table-cell>
          <table:table-cell table:style-name="ce14" office:value-type="float" office:value="36159608.13" calcext:value-type="float">
            <text:p>36.159.608,13</text:p>
          </table:table-cell>
          <table:table-cell table:style-name="ce14" office:value-type="float" office:value="87232.29" calcext:value-type="float">
            <text:p>87.232,29</text:p>
          </table:table-cell>
          <table:table-cell table:style-name="ce14" office:value-type="float" office:value="5425130.28" calcext:value-type="float">
            <text:p>5.425.130,28</text:p>
          </table:table-cell>
          <table:table-cell table:style-name="ce14" office:value-type="float" office:value="3334015.85" calcext:value-type="float">
            <text:p>3.334.015,85</text:p>
          </table:table-cell>
          <table:table-cell table:style-name="ce14" office:value-type="float" office:value="2908436.99" calcext:value-type="float">
            <text:p>2.908.436,99</text:p>
          </table:table-cell>
          <table:table-cell table:style-name="ce14" office:value-type="float" office:value="16963564.27" calcext:value-type="float">
            <text:p>16.963.564,27</text:p>
          </table:table-cell>
          <table:table-cell table:style-name="ce14" office:value-type="float" office:value="1462249.91" calcext:value-type="float">
            <text:p>1.462.249,91</text:p>
          </table:table-cell>
          <table:table-cell table:style-name="ce14" office:value-type="float" office:value="6384399.2" calcext:value-type="float">
            <text:p>6.384.399,20</text:p>
          </table:table-cell>
          <table:table-cell table:style-name="ce14" office:value-type="float" office:value="16715600.63" calcext:value-type="float">
            <text:p>16.715.600,63</text:p>
          </table:table-cell>
          <table:table-cell table:style-name="ce14" office:value-type="float" office:value="1091577.16" calcext:value-type="float">
            <text:p>1.091.577,16</text:p>
          </table:table-cell>
          <table:table-cell table:style-name="ce14" office:value-type="float" office:value="260657.51" calcext:value-type="float">
            <text:p>260.657,5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1676530.85" calcext:value-type="float">
            <text:p>21.676.530,85</text:p>
          </table:table-cell>
          <table:table-cell table:style-name="ce14" office:value-type="float" office:value="7656560.55" calcext:value-type="float">
            <text:p>7.656.560,55</text:p>
          </table:table-cell>
          <table:table-cell table:style-name="ce14" office:value-type="float" office:value="1129288.29" calcext:value-type="float">
            <text:p>1.129.288,29</text:p>
          </table:table-cell>
          <table:table-cell table:style-name="ce14" office:value-type="float" office:value="65287128.16" calcext:value-type="float">
            <text:p>65.287.128,16</text:p>
          </table:table-cell>
          <table:table-cell table:style-name="ce14" office:value-type="float" office:value="467647.34" calcext:value-type="float">
            <text:p>467.647,34</text:p>
          </table:table-cell>
          <table:table-cell table:style-name="ce22" office:value-type="float" office:value="220631342.48" calcext:value-type="float">
            <text:p>220.631.342,4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AUTOMÓVEIS</text:p>
          </table:table-cell>
          <table:table-cell table:style-name="ce14" office:value-type="float" office:value="21592.96" calcext:value-type="float">
            <text:p>21.592,9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802.96" calcext:value-type="float">
            <text:p>9.802,96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6104.84" calcext:value-type="float">
            <text:p>6.104,84</text:p>
          </table:table-cell>
          <table:table-cell table:style-name="ce14" office:value-type="float" office:value="19137.83" calcext:value-type="float">
            <text:p>19.137,83</text:p>
          </table:table-cell>
          <table:table-cell table:style-name="ce14" office:value-type="float" office:value="22598122.63" calcext:value-type="float">
            <text:p>22.598.122,63</text:p>
          </table:table-cell>
          <table:table-cell table:style-name="ce14" office:value-type="float" office:value="20498.99" calcext:value-type="float">
            <text:p>20.498,9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1172.24" calcext:value-type="float">
            <text:p>41.172,2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3161.45" calcext:value-type="float">
            <text:p>43.161,45</text:p>
          </table:table-cell>
          <table:table-cell table:style-name="ce14" office:value-type="float" office:value="39797.4" calcext:value-type="float">
            <text:p>39.797,40</text:p>
          </table:table-cell>
          <table:table-cell table:style-name="ce14" office:value-type="float" office:value="11735.97" calcext:value-type="float">
            <text:p>11.735,97</text:p>
          </table:table-cell>
          <table:table-cell table:style-name="ce14" office:value-type="float" office:value="2968496.07" calcext:value-type="float">
            <text:p>2.968.496,07</text:p>
          </table:table-cell>
          <table:table-cell table:style-name="ce14" office:value-type="float" office:value="43597.93" calcext:value-type="float">
            <text:p>43.597,93</text:p>
          </table:table-cell>
          <table:table-cell table:style-name="ce14" office:value-type="float" office:value="12518312.16" calcext:value-type="float">
            <text:p>12.518.312,16</text:p>
          </table:table-cell>
          <table:table-cell table:style-name="ce14" office:value-type="float" office:value="15747064.56" calcext:value-type="float">
            <text:p>15.747.064,56</text:p>
          </table:table-cell>
          <table:table-cell table:style-name="ce14" office:value-type="float" office:value="23988.17" calcext:value-type="float">
            <text:p>23.988,17</text:p>
          </table:table-cell>
          <table:table-cell table:style-name="ce14" office:value-type="float" office:value="10907.86" calcext:value-type="float">
            <text:p>10.907,8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2345.02" calcext:value-type="float">
            <text:p>32.345,02</text:p>
          </table:table-cell>
          <table:table-cell table:style-name="ce14" office:value-type="float" office:value="228523.9" calcext:value-type="float">
            <text:p>228.523,90</text:p>
          </table:table-cell>
          <table:table-cell table:style-name="ce14" office:value-type="float" office:value="6362.73" calcext:value-type="float">
            <text:p>6.362,73</text:p>
          </table:table-cell>
          <table:table-cell table:style-name="ce14" office:value-type="float" office:value="67158079.01" calcext:value-type="float">
            <text:p>67.158.079,01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121548804.68" calcext:value-type="float">
            <text:p>121.548.804,6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VINCULADO À IMPORTAÇÃO</text:p>
          </table:table-cell>
          <table:table-cell table:style-name="ce14" office:value-type="float" office:value="452863.52" calcext:value-type="float">
            <text:p>452.863,52</text:p>
          </table:table-cell>
          <table:table-cell table:style-name="ce14" office:value-type="float" office:value="30082.89" calcext:value-type="float">
            <text:p>30.082,89</text:p>
          </table:table-cell>
          <table:table-cell table:style-name="ce14" office:value-type="float" office:value="17441908.03" calcext:value-type="float">
            <text:p>17.441.908,03</text:p>
          </table:table-cell>
          <table:table-cell table:style-name="ce14" office:value-type="float" office:value="4240270.69" calcext:value-type="float">
            <text:p>4.240.270,69</text:p>
          </table:table-cell>
          <table:table-cell table:style-name="ce14" office:value-type="float" office:value="61510008.39" calcext:value-type="float">
            <text:p>61.510.008,39</text:p>
          </table:table-cell>
          <table:table-cell table:style-name="ce14" office:value-type="float" office:value="42963480.36" calcext:value-type="float">
            <text:p>42.963.480,36</text:p>
          </table:table-cell>
          <table:table-cell table:style-name="ce14" office:value-type="float" office:value="1169221.97" calcext:value-type="float">
            <text:p>1.169.221,97</text:p>
          </table:table-cell>
          <table:table-cell table:style-name="ce14" office:value-type="float" office:value="205316666.26" calcext:value-type="float">
            <text:p>205.316.666,26</text:p>
          </table:table-cell>
          <table:table-cell table:style-name="ce14" office:value-type="float" office:value="2760686.91" calcext:value-type="float">
            <text:p>2.760.686,91</text:p>
          </table:table-cell>
          <table:table-cell table:style-name="ce14" office:value-type="float" office:value="908376.25" calcext:value-type="float">
            <text:p>908.376,25</text:p>
          </table:table-cell>
          <table:table-cell table:style-name="ce14" office:value-type="float" office:value="82334237.61" calcext:value-type="float">
            <text:p>82.334.237,61</text:p>
          </table:table-cell>
          <table:table-cell table:style-name="ce14" office:value-type="float" office:value="429699.09" calcext:value-type="float">
            <text:p>429.699,09</text:p>
          </table:table-cell>
          <table:table-cell table:style-name="ce14" office:value-type="float" office:value="5613655.43" calcext:value-type="float">
            <text:p>5.613.655,43</text:p>
          </table:table-cell>
          <table:table-cell table:style-name="ce14" office:value-type="float" office:value="4570342.4" calcext:value-type="float">
            <text:p>4.570.342,40</text:p>
          </table:table-cell>
          <table:table-cell table:style-name="ce14" office:value-type="float" office:value="1269115.09" calcext:value-type="float">
            <text:p>1.269.115,09</text:p>
          </table:table-cell>
          <table:table-cell table:style-name="ce14" office:value-type="float" office:value="78487855.39" calcext:value-type="float">
            <text:p>78.487.855,3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30213482.12" calcext:value-type="float">
            <text:p>230.213.482,12</text:p>
          </table:table-cell>
          <table:table-cell table:style-name="ce14" office:value-type="float" office:value="208990561.74" calcext:value-type="float">
            <text:p>208.990.561,74</text:p>
          </table:table-cell>
          <table:table-cell table:style-name="ce14" office:value-type="float" office:value="200638.31" calcext:value-type="float">
            <text:p>200.638,31</text:p>
          </table:table-cell>
          <table:table-cell table:style-name="ce14" office:value-type="float" office:value="4328.32" calcext:value-type="float">
            <text:p>4.328,32</text:p>
          </table:table-cell>
          <table:table-cell table:style-name="ce14" office:value-type="float" office:value="19618.04" calcext:value-type="float">
            <text:p>19.618,04</text:p>
          </table:table-cell>
          <table:table-cell table:style-name="ce14" office:value-type="float" office:value="189001107.17" calcext:value-type="float">
            <text:p>189.001.107,17</text:p>
          </table:table-cell>
          <table:table-cell table:style-name="ce14" office:value-type="float" office:value="642282676.63" calcext:value-type="float">
            <text:p>642.282.676,63</text:p>
          </table:table-cell>
          <table:table-cell table:style-name="ce14" office:value-type="float" office:value="437.99" calcext:value-type="float">
            <text:p>437,99</text:p>
          </table:table-cell>
          <table:table-cell table:style-name="ce14" office:value-type="float" office:value="954352343.05" calcext:value-type="float">
            <text:p>954.352.343,05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2734563663.65" calcext:value-type="float">
            <text:p>2.734.563.663,6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2" office:value-type="string" calcext:value-type="string">
            <text:p><text:s text:c="2"/>IPI - OUTROS</text:p>
          </table:table-cell>
          <table:table-cell table:style-name="ce14" office:value-type="float" office:value="93448.82" calcext:value-type="float">
            <text:p>93.448,82</text:p>
          </table:table-cell>
          <table:table-cell table:style-name="ce14" office:value-type="float" office:value="12035351.27" calcext:value-type="float">
            <text:p>12.035.351,27</text:p>
          </table:table-cell>
          <table:table-cell table:style-name="ce14" office:value-type="float" office:value="5053381.59" calcext:value-type="float">
            <text:p>5.053.381,59</text:p>
          </table:table-cell>
          <table:table-cell table:style-name="ce14" office:value-type="float" office:value="264393.71" calcext:value-type="float">
            <text:p>264.393,71</text:p>
          </table:table-cell>
          <table:table-cell table:style-name="ce14" office:value-type="float" office:value="77810431.18" calcext:value-type="float">
            <text:p>77.810.431,18</text:p>
          </table:table-cell>
          <table:table-cell table:style-name="ce14" office:value-type="float" office:value="26873308.42" calcext:value-type="float">
            <text:p>26.873.308,42</text:p>
          </table:table-cell>
          <table:table-cell table:style-name="ce14" office:value-type="float" office:value="2425864" calcext:value-type="float">
            <text:p>2.425.864,00</text:p>
          </table:table-cell>
          <table:table-cell table:style-name="ce14" office:value-type="float" office:value="86424857.18" calcext:value-type="float">
            <text:p>86.424.857,18</text:p>
          </table:table-cell>
          <table:table-cell table:style-name="ce14" office:value-type="float" office:value="56952231.26" calcext:value-type="float">
            <text:p>56.952.231,26</text:p>
          </table:table-cell>
          <table:table-cell table:style-name="ce14" office:value-type="float" office:value="1417704.95" calcext:value-type="float">
            <text:p>1.417.704,95</text:p>
          </table:table-cell>
          <table:table-cell table:style-name="ce14" office:value-type="float" office:value="275470799.2" calcext:value-type="float">
            <text:p>275.470.799,20</text:p>
          </table:table-cell>
          <table:table-cell table:style-name="ce14" office:value-type="float" office:value="16027132.6" calcext:value-type="float">
            <text:p>16.027.132,60</text:p>
          </table:table-cell>
          <table:table-cell table:style-name="ce14" office:value-type="float" office:value="8318494.01" calcext:value-type="float">
            <text:p>8.318.494,01</text:p>
          </table:table-cell>
          <table:table-cell table:style-name="ce14" office:value-type="float" office:value="27509467.55" calcext:value-type="float">
            <text:p>27.509.467,55</text:p>
          </table:table-cell>
          <table:table-cell table:style-name="ce14" office:value-type="float" office:value="4346108.29" calcext:value-type="float">
            <text:p>4.346.108,29</text:p>
          </table:table-cell>
          <table:table-cell table:style-name="ce14" office:value-type="float" office:value="48600219.56" calcext:value-type="float">
            <text:p>48.600.219,56</text:p>
          </table:table-cell>
          <table:table-cell table:style-name="ce14" office:value-type="float" office:value="3711856.05" calcext:value-type="float">
            <text:p>3.711.856,05</text:p>
          </table:table-cell>
          <table:table-cell table:style-name="ce14" office:value-type="float" office:value="210214838.95" calcext:value-type="float">
            <text:p>210.214.838,95</text:p>
          </table:table-cell>
          <table:table-cell table:style-name="ce14" office:value-type="float" office:value="168146956.83" calcext:value-type="float">
            <text:p>168.146.956,83</text:p>
          </table:table-cell>
          <table:table-cell table:style-name="ce14" office:value-type="float" office:value="5204386.03" calcext:value-type="float">
            <text:p>5.204.386,03</text:p>
          </table:table-cell>
          <table:table-cell table:style-name="ce14" office:value-type="float" office:value="7700683.88" calcext:value-type="float">
            <text:p>7.700.683,88</text:p>
          </table:table-cell>
          <table:table-cell table:style-name="ce14" office:value-type="float" office:value="42590.15" calcext:value-type="float">
            <text:p>42.590,15</text:p>
          </table:table-cell>
          <table:table-cell table:style-name="ce14" office:value-type="float" office:value="276232807.28" calcext:value-type="float">
            <text:p>276.232.807,28</text:p>
          </table:table-cell>
          <table:table-cell table:style-name="ce14" office:value-type="float" office:value="384032839.14" calcext:value-type="float">
            <text:p>384.032.839,14</text:p>
          </table:table-cell>
          <table:table-cell table:style-name="ce14" office:value-type="float" office:value="8363456" calcext:value-type="float">
            <text:p>8.363.456,00</text:p>
          </table:table-cell>
          <table:table-cell table:style-name="ce14" office:value-type="float" office:value="1482288138.43" calcext:value-type="float">
            <text:p>1.482.288.138,43</text:p>
          </table:table-cell>
          <table:table-cell table:style-name="ce14" office:value-type="float" office:value="2066674.58" calcext:value-type="float">
            <text:p>2.066.674,58</text:p>
          </table:table-cell>
          <table:table-cell table:style-name="ce22" office:value-type="float" office:value="3197628420.91" calcext:value-type="float">
            <text:p>3.197.628.420,9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A RENDA - TOTAL</text:p>
          </table:table-cell>
          <table:table-cell table:style-name="ce14" office:value-type="float" office:value="26943002.76" calcext:value-type="float">
            <text:p>26.943.002,76</text:p>
          </table:table-cell>
          <table:table-cell table:style-name="ce14" office:value-type="float" office:value="110996955.62" calcext:value-type="float">
            <text:p>110.996.955,62</text:p>
          </table:table-cell>
          <table:table-cell table:style-name="ce14" office:value-type="float" office:value="301861167.49" calcext:value-type="float">
            <text:p>301.861.167,49</text:p>
          </table:table-cell>
          <table:table-cell table:style-name="ce14" office:value-type="float" office:value="18766714.79" calcext:value-type="float">
            <text:p>18.766.714,79</text:p>
          </table:table-cell>
          <table:table-cell table:style-name="ce14" office:value-type="float" office:value="747313486.7" calcext:value-type="float">
            <text:p>747.313.486,70</text:p>
          </table:table-cell>
          <table:table-cell table:style-name="ce14" office:value-type="float" office:value="453720104.8" calcext:value-type="float">
            <text:p>453.720.104,80</text:p>
          </table:table-cell>
          <table:table-cell table:style-name="ce14" office:value-type="float" office:value="4844196798.94" calcext:value-type="float">
            <text:p>4.844.196.798,94</text:p>
          </table:table-cell>
          <table:table-cell table:style-name="ce14" office:value-type="float" office:value="448342711.82" calcext:value-type="float">
            <text:p>448.342.711,82</text:p>
          </table:table-cell>
          <table:table-cell table:style-name="ce14" office:value-type="float" office:value="521155684.89" calcext:value-type="float">
            <text:p>521.155.684,89</text:p>
          </table:table-cell>
          <table:table-cell table:style-name="ce14" office:value-type="float" office:value="144042619.39" calcext:value-type="float">
            <text:p>144.042.619,39</text:p>
          </table:table-cell>
          <table:table-cell table:style-name="ce14" office:value-type="float" office:value="2535871280.56" calcext:value-type="float">
            <text:p>2.535.871.280,56</text:p>
          </table:table-cell>
          <table:table-cell table:style-name="ce14" office:value-type="float" office:value="255107733.19" calcext:value-type="float">
            <text:p>255.107.733,19</text:p>
          </table:table-cell>
          <table:table-cell table:style-name="ce14" office:value-type="float" office:value="357474249.3" calcext:value-type="float">
            <text:p>357.474.249,30</text:p>
          </table:table-cell>
          <table:table-cell table:style-name="ce14" office:value-type="float" office:value="283689053" calcext:value-type="float">
            <text:p>283.689.053,00</text:p>
          </table:table-cell>
          <table:table-cell table:style-name="ce14" office:value-type="float" office:value="165698831.63" calcext:value-type="float">
            <text:p>165.698.831,63</text:p>
          </table:table-cell>
          <table:table-cell table:style-name="ce14" office:value-type="float" office:value="431761344.84" calcext:value-type="float">
            <text:p>431.761.344,84</text:p>
          </table:table-cell>
          <table:table-cell table:style-name="ce14" office:value-type="float" office:value="87664919.98" calcext:value-type="float">
            <text:p>87.664.919,98</text:p>
          </table:table-cell>
          <table:table-cell table:style-name="ce14" office:value-type="float" office:value="1887348637.54" calcext:value-type="float">
            <text:p>1.887.348.637,54</text:p>
          </table:table-cell>
          <table:table-cell table:style-name="ce14" office:value-type="float" office:value="6617073326.32" calcext:value-type="float">
            <text:p>6.617.073.326,32</text:p>
          </table:table-cell>
          <table:table-cell table:style-name="ce14" office:value-type="float" office:value="143615747.28" calcext:value-type="float">
            <text:p>143.615.747,28</text:p>
          </table:table-cell>
          <table:table-cell table:style-name="ce14" office:value-type="float" office:value="78725346.11" calcext:value-type="float">
            <text:p>78.725.346,11</text:p>
          </table:table-cell>
          <table:table-cell table:style-name="ce14" office:value-type="float" office:value="24464969.73" calcext:value-type="float">
            <text:p>24.464.969,73</text:p>
          </table:table-cell>
          <table:table-cell table:style-name="ce14" office:value-type="float" office:value="1786279628.07" calcext:value-type="float">
            <text:p>1.786.279.628,07</text:p>
          </table:table-cell>
          <table:table-cell table:style-name="ce14" office:value-type="float" office:value="1133580386.97" calcext:value-type="float">
            <text:p>1.133.580.386,97</text:p>
          </table:table-cell>
          <table:table-cell table:style-name="ce14" office:value-type="float" office:value="89793555.58" calcext:value-type="float">
            <text:p>89.793.555,58</text:p>
          </table:table-cell>
          <table:table-cell table:style-name="ce14" office:value-type="float" office:value="16595799628.67" calcext:value-type="float">
            <text:p>16.595.799.628,67</text:p>
          </table:table-cell>
          <table:table-cell table:style-name="ce14" office:value-type="float" office:value="65076187.89" calcext:value-type="float">
            <text:p>65.076.187,89</text:p>
          </table:table-cell>
          <table:table-cell table:style-name="ce22" office:value-type="float" office:value="40156364073.86" calcext:value-type="float">
            <text:p>40.156.364.073,8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F</text:p>
          </table:table-cell>
          <table:table-cell table:style-name="ce14" office:value-type="float" office:value="7752390.21" calcext:value-type="float">
            <text:p>7.752.390,21</text:p>
          </table:table-cell>
          <table:table-cell table:style-name="ce14" office:value-type="float" office:value="38257307.11" calcext:value-type="float">
            <text:p>38.257.307,11</text:p>
          </table:table-cell>
          <table:table-cell table:style-name="ce14" office:value-type="float" office:value="25996826.99" calcext:value-type="float">
            <text:p>25.996.826,99</text:p>
          </table:table-cell>
          <table:table-cell table:style-name="ce14" office:value-type="float" office:value="6260439.42" calcext:value-type="float">
            <text:p>6.260.439,42</text:p>
          </table:table-cell>
          <table:table-cell table:style-name="ce14" office:value-type="float" office:value="135065357.05" calcext:value-type="float">
            <text:p>135.065.357,05</text:p>
          </table:table-cell>
          <table:table-cell table:style-name="ce14" office:value-type="float" office:value="78071518.59" calcext:value-type="float">
            <text:p>78.071.518,59</text:p>
          </table:table-cell>
          <table:table-cell table:style-name="ce14" office:value-type="float" office:value="142962929.84" calcext:value-type="float">
            <text:p>142.962.929,84</text:p>
          </table:table-cell>
          <table:table-cell table:style-name="ce14" office:value-type="float" office:value="104520567.57" calcext:value-type="float">
            <text:p>104.520.567,57</text:p>
          </table:table-cell>
          <table:table-cell table:style-name="ce14" office:value-type="float" office:value="109221388.72" calcext:value-type="float">
            <text:p>109.221.388,72</text:p>
          </table:table-cell>
          <table:table-cell table:style-name="ce14" office:value-type="float" office:value="41398413.55" calcext:value-type="float">
            <text:p>41.398.413,55</text:p>
          </table:table-cell>
          <table:table-cell table:style-name="ce14" office:value-type="float" office:value="373788112.33" calcext:value-type="float">
            <text:p>373.788.112,33</text:p>
          </table:table-cell>
          <table:table-cell table:style-name="ce14" office:value-type="float" office:value="64239068.45" calcext:value-type="float">
            <text:p>64.239.068,45</text:p>
          </table:table-cell>
          <table:table-cell table:style-name="ce14" office:value-type="float" office:value="80217560.88" calcext:value-type="float">
            <text:p>80.217.560,88</text:p>
          </table:table-cell>
          <table:table-cell table:style-name="ce14" office:value-type="float" office:value="49227624.15" calcext:value-type="float">
            <text:p>49.227.624,15</text:p>
          </table:table-cell>
          <table:table-cell table:style-name="ce14" office:value-type="float" office:value="38095649.26" calcext:value-type="float">
            <text:p>38.095.649,26</text:p>
          </table:table-cell>
          <table:table-cell table:style-name="ce14" office:value-type="float" office:value="86666478.94" calcext:value-type="float">
            <text:p>86.666.478,94</text:p>
          </table:table-cell>
          <table:table-cell table:style-name="ce14" office:value-type="float" office:value="22857812.83" calcext:value-type="float">
            <text:p>22.857.812,83</text:p>
          </table:table-cell>
          <table:table-cell table:style-name="ce14" office:value-type="float" office:value="571064888.38" calcext:value-type="float">
            <text:p>571.064.888,38</text:p>
          </table:table-cell>
          <table:table-cell table:style-name="ce14" office:value-type="float" office:value="551478354.1" calcext:value-type="float">
            <text:p>551.478.354,10</text:p>
          </table:table-cell>
          <table:table-cell table:style-name="ce14" office:value-type="float" office:value="34742082.66" calcext:value-type="float">
            <text:p>34.742.082,66</text:p>
          </table:table-cell>
          <table:table-cell table:style-name="ce14" office:value-type="float" office:value="21291418.94" calcext:value-type="float">
            <text:p>21.291.418,94</text:p>
          </table:table-cell>
          <table:table-cell table:style-name="ce14" office:value-type="float" office:value="7669228.76" calcext:value-type="float">
            <text:p>7.669.228,76</text:p>
          </table:table-cell>
          <table:table-cell table:style-name="ce14" office:value-type="float" office:value="403438692.19" calcext:value-type="float">
            <text:p>403.438.692,19</text:p>
          </table:table-cell>
          <table:table-cell table:style-name="ce14" office:value-type="float" office:value="216725016.78" calcext:value-type="float">
            <text:p>216.725.016,78</text:p>
          </table:table-cell>
          <table:table-cell table:style-name="ce14" office:value-type="float" office:value="25901919.08" calcext:value-type="float">
            <text:p>25.901.919,08</text:p>
          </table:table-cell>
          <table:table-cell table:style-name="ce14" office:value-type="float" office:value="1778488225.03" calcext:value-type="float">
            <text:p>1.778.488.225,03</text:p>
          </table:table-cell>
          <table:table-cell table:style-name="ce14" office:value-type="float" office:value="12777451.09" calcext:value-type="float">
            <text:p>12.777.451,09</text:p>
          </table:table-cell>
          <table:table-cell table:style-name="ce22" office:value-type="float" office:value="5028176722.9" calcext:value-type="float">
            <text:p>5.028.176.722,9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J</text:p>
          </table:table-cell>
          <table:table-cell table:style-name="ce14" office:value-type="float" office:value="9043815.76" calcext:value-type="float">
            <text:p>9.043.815,76</text:p>
          </table:table-cell>
          <table:table-cell table:style-name="ce14" office:value-type="float" office:value="34221172.97" calcext:value-type="float">
            <text:p>34.221.172,97</text:p>
          </table:table-cell>
          <table:table-cell table:style-name="ce14" office:value-type="float" office:value="152293253.55" calcext:value-type="float">
            <text:p>152.293.253,55</text:p>
          </table:table-cell>
          <table:table-cell table:style-name="ce14" office:value-type="float" office:value="5515008.8" calcext:value-type="float">
            <text:p>5.515.008,80</text:p>
          </table:table-cell>
          <table:table-cell table:style-name="ce14" office:value-type="float" office:value="393479757.11" calcext:value-type="float">
            <text:p>393.479.757,11</text:p>
          </table:table-cell>
          <table:table-cell table:style-name="ce14" office:value-type="float" office:value="174295981.4" calcext:value-type="float">
            <text:p>174.295.981,40</text:p>
          </table:table-cell>
          <table:table-cell table:style-name="ce14" office:value-type="float" office:value="459211355.37" calcext:value-type="float">
            <text:p>459.211.355,37</text:p>
          </table:table-cell>
          <table:table-cell table:style-name="ce14" office:value-type="float" office:value="205444352.4" calcext:value-type="float">
            <text:p>205.444.352,40</text:p>
          </table:table-cell>
          <table:table-cell table:style-name="ce14" office:value-type="float" office:value="243135143.32" calcext:value-type="float">
            <text:p>243.135.143,32</text:p>
          </table:table-cell>
          <table:table-cell table:style-name="ce14" office:value-type="float" office:value="55653153.31" calcext:value-type="float">
            <text:p>55.653.153,31</text:p>
          </table:table-cell>
          <table:table-cell table:style-name="ce14" office:value-type="float" office:value="1426768663.04" calcext:value-type="float">
            <text:p>1.426.768.663,04</text:p>
          </table:table-cell>
          <table:table-cell table:style-name="ce14" office:value-type="float" office:value="122460190.51" calcext:value-type="float">
            <text:p>122.460.190,51</text:p>
          </table:table-cell>
          <table:table-cell table:style-name="ce14" office:value-type="float" office:value="171053627.24" calcext:value-type="float">
            <text:p>171.053.627,24</text:p>
          </table:table-cell>
          <table:table-cell table:style-name="ce14" office:value-type="float" office:value="135932090.47" calcext:value-type="float">
            <text:p>135.932.090,47</text:p>
          </table:table-cell>
          <table:table-cell table:style-name="ce14" office:value-type="float" office:value="59163156.73" calcext:value-type="float">
            <text:p>59.163.156,73</text:p>
          </table:table-cell>
          <table:table-cell table:style-name="ce14" office:value-type="float" office:value="165947559.76" calcext:value-type="float">
            <text:p>165.947.559,76</text:p>
          </table:table-cell>
          <table:table-cell table:style-name="ce14" office:value-type="float" office:value="28861788.17" calcext:value-type="float">
            <text:p>28.861.788,17</text:p>
          </table:table-cell>
          <table:table-cell table:style-name="ce14" office:value-type="float" office:value="711401121.35" calcext:value-type="float">
            <text:p>711.401.121,35</text:p>
          </table:table-cell>
          <table:table-cell table:style-name="ce14" office:value-type="float" office:value="2871339701.35" calcext:value-type="float">
            <text:p>2.871.339.701,35</text:p>
          </table:table-cell>
          <table:table-cell table:style-name="ce14" office:value-type="float" office:value="52678159.61" calcext:value-type="float">
            <text:p>52.678.159,61</text:p>
          </table:table-cell>
          <table:table-cell table:style-name="ce14" office:value-type="float" office:value="28188480.39" calcext:value-type="float">
            <text:p>28.188.480,39</text:p>
          </table:table-cell>
          <table:table-cell table:style-name="ce14" office:value-type="float" office:value="9493563.06" calcext:value-type="float">
            <text:p>9.493.563,06</text:p>
          </table:table-cell>
          <table:table-cell table:style-name="ce14" office:value-type="float" office:value="754926971.61" calcext:value-type="float">
            <text:p>754.926.971,61</text:p>
          </table:table-cell>
          <table:table-cell table:style-name="ce14" office:value-type="float" office:value="567280676.03" calcext:value-type="float">
            <text:p>567.280.676,03</text:p>
          </table:table-cell>
          <table:table-cell table:style-name="ce14" office:value-type="float" office:value="28349323.86" calcext:value-type="float">
            <text:p>28.349.323,86</text:p>
          </table:table-cell>
          <table:table-cell table:style-name="ce14" office:value-type="float" office:value="6859378354.89" calcext:value-type="float">
            <text:p>6.859.378.354,89</text:p>
          </table:table-cell>
          <table:table-cell table:style-name="ce14" office:value-type="float" office:value="35596218.01" calcext:value-type="float">
            <text:p>35.596.218,01</text:p>
          </table:table-cell>
          <table:table-cell table:style-name="ce22" office:value-type="float" office:value="15761112640.07" calcext:value-type="float">
            <text:p>15.761.112.640,07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ENTIDADES FINANCEIRAS</text:p>
          </table:table-cell>
          <table:table-cell table:style-name="ce14" office:value-type="float" office:value="5620.29" calcext:value-type="float">
            <text:p>5.620,29</text:p>
          </table:table-cell>
          <table:table-cell table:style-name="ce14" office:value-type="float" office:value="646.72" calcext:value-type="float">
            <text:p>646,72</text:p>
          </table:table-cell>
          <table:table-cell table:style-name="ce14" office:value-type="float" office:value="309893.88" calcext:value-type="float">
            <text:p>309.893,8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508690.86" calcext:value-type="float">
            <text:p>2.508.690,86</text:p>
          </table:table-cell>
          <table:table-cell table:style-name="ce14" office:value-type="float" office:value="25906343.73" calcext:value-type="float">
            <text:p>25.906.343,73</text:p>
          </table:table-cell>
          <table:table-cell table:style-name="ce14" office:value-type="float" office:value="57171388.22" calcext:value-type="float">
            <text:p>57.171.388,22</text:p>
          </table:table-cell>
          <table:table-cell table:style-name="ce14" office:value-type="float" office:value="9817904.31" calcext:value-type="float">
            <text:p>9.817.904,31</text:p>
          </table:table-cell>
          <table:table-cell table:style-name="ce14" office:value-type="float" office:value="1108136.28" calcext:value-type="float">
            <text:p>1.108.136,2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1215693.17" calcext:value-type="float">
            <text:p>11.215.693,17</text:p>
          </table:table-cell>
          <table:table-cell table:style-name="ce14" office:value-type="float" office:value="4259.01" calcext:value-type="float">
            <text:p>4.259,01</text:p>
          </table:table-cell>
          <table:table-cell table:style-name="ce14" office:value-type="float" office:value="188784.2" calcext:value-type="float">
            <text:p>188.784,20</text:p>
          </table:table-cell>
          <table:table-cell table:style-name="ce14" office:value-type="float" office:value="20922420.51" calcext:value-type="float">
            <text:p>20.922.420,51</text:p>
          </table:table-cell>
          <table:table-cell table:style-name="ce14" office:value-type="float" office:value="624.47" calcext:value-type="float">
            <text:p>624,47</text:p>
          </table:table-cell>
          <table:table-cell table:style-name="ce14" office:value-type="float" office:value="412034.37" calcext:value-type="float">
            <text:p>412.034,3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274710.99" calcext:value-type="float">
            <text:p>19.274.710,99</text:p>
          </table:table-cell>
          <table:table-cell table:style-name="ce14" office:value-type="float" office:value="108747461.34" calcext:value-type="float">
            <text:p>108.747.461,3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59249.1" calcext:value-type="float">
            <text:p>459.249,10</text:p>
          </table:table-cell>
          <table:table-cell table:style-name="ce14" office:value-type="float" office:value="1763.56" calcext:value-type="float">
            <text:p>1.763,56</text:p>
          </table:table-cell>
          <table:table-cell table:style-name="ce14" office:value-type="float" office:value="20340281.27" calcext:value-type="float">
            <text:p>20.340.281,27</text:p>
          </table:table-cell>
          <table:table-cell table:style-name="ce14" office:value-type="float" office:value="3023331.85" calcext:value-type="float">
            <text:p>3.023.331,85</text:p>
          </table:table-cell>
          <table:table-cell table:style-name="ce14" office:value-type="float" office:value="1814951.95" calcext:value-type="float">
            <text:p>1.814.951,95</text:p>
          </table:table-cell>
          <table:table-cell table:style-name="ce14" office:value-type="float" office:value="964518808.3" calcext:value-type="float">
            <text:p>964.518.808,30</text:p>
          </table:table-cell>
          <table:table-cell table:style-name="ce14" office:value-type="float" office:value="16717.07" calcext:value-type="float">
            <text:p>16.717,07</text:p>
          </table:table-cell>
          <table:table-cell table:style-name="ce22" office:value-type="float" office:value="1247769715.45" calcext:value-type="float">
            <text:p>1.247.769.715,4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DEMAIS EMPRESAS</text:p>
          </table:table-cell>
          <table:table-cell table:style-name="ce14" office:value-type="float" office:value="9038195.47" calcext:value-type="float">
            <text:p>9.038.195,47</text:p>
          </table:table-cell>
          <table:table-cell table:style-name="ce14" office:value-type="float" office:value="34220526.25" calcext:value-type="float">
            <text:p>34.220.526,25</text:p>
          </table:table-cell>
          <table:table-cell table:style-name="ce14" office:value-type="float" office:value="151983359.67" calcext:value-type="float">
            <text:p>151.983.359,67</text:p>
          </table:table-cell>
          <table:table-cell table:style-name="ce14" office:value-type="float" office:value="5515008.8" calcext:value-type="float">
            <text:p>5.515.008,80</text:p>
          </table:table-cell>
          <table:table-cell table:style-name="ce14" office:value-type="float" office:value="390971066.25" calcext:value-type="float">
            <text:p>390.971.066,25</text:p>
          </table:table-cell>
          <table:table-cell table:style-name="ce14" office:value-type="float" office:value="148389637.67" calcext:value-type="float">
            <text:p>148.389.637,67</text:p>
          </table:table-cell>
          <table:table-cell table:style-name="ce14" office:value-type="float" office:value="402039967.15" calcext:value-type="float">
            <text:p>402.039.967,15</text:p>
          </table:table-cell>
          <table:table-cell table:style-name="ce14" office:value-type="float" office:value="195626448.09" calcext:value-type="float">
            <text:p>195.626.448,09</text:p>
          </table:table-cell>
          <table:table-cell table:style-name="ce14" office:value-type="float" office:value="242027007.04" calcext:value-type="float">
            <text:p>242.027.007,04</text:p>
          </table:table-cell>
          <table:table-cell table:style-name="ce14" office:value-type="float" office:value="55653153.31" calcext:value-type="float">
            <text:p>55.653.153,31</text:p>
          </table:table-cell>
          <table:table-cell table:style-name="ce14" office:value-type="float" office:value="1415552969.87" calcext:value-type="float">
            <text:p>1.415.552.969,87</text:p>
          </table:table-cell>
          <table:table-cell table:style-name="ce14" office:value-type="float" office:value="122455931.5" calcext:value-type="float">
            <text:p>122.455.931,50</text:p>
          </table:table-cell>
          <table:table-cell table:style-name="ce14" office:value-type="float" office:value="170864843.04" calcext:value-type="float">
            <text:p>170.864.843,04</text:p>
          </table:table-cell>
          <table:table-cell table:style-name="ce14" office:value-type="float" office:value="115009669.96" calcext:value-type="float">
            <text:p>115.009.669,96</text:p>
          </table:table-cell>
          <table:table-cell table:style-name="ce14" office:value-type="float" office:value="59162532.26" calcext:value-type="float">
            <text:p>59.162.532,26</text:p>
          </table:table-cell>
          <table:table-cell table:style-name="ce14" office:value-type="float" office:value="165535525.39" calcext:value-type="float">
            <text:p>165.535.525,39</text:p>
          </table:table-cell>
          <table:table-cell table:style-name="ce14" office:value-type="float" office:value="28861788.17" calcext:value-type="float">
            <text:p>28.861.788,17</text:p>
          </table:table-cell>
          <table:table-cell table:style-name="ce14" office:value-type="float" office:value="692126410.36" calcext:value-type="float">
            <text:p>692.126.410,36</text:p>
          </table:table-cell>
          <table:table-cell table:style-name="ce14" office:value-type="float" office:value="2762592240.01" calcext:value-type="float">
            <text:p>2.762.592.240,01</text:p>
          </table:table-cell>
          <table:table-cell table:style-name="ce14" office:value-type="float" office:value="52678159.61" calcext:value-type="float">
            <text:p>52.678.159,61</text:p>
          </table:table-cell>
          <table:table-cell table:style-name="ce14" office:value-type="float" office:value="27729231.29" calcext:value-type="float">
            <text:p>27.729.231,29</text:p>
          </table:table-cell>
          <table:table-cell table:style-name="ce14" office:value-type="float" office:value="9491799.5" calcext:value-type="float">
            <text:p>9.491.799,50</text:p>
          </table:table-cell>
          <table:table-cell table:style-name="ce14" office:value-type="float" office:value="734586690.34" calcext:value-type="float">
            <text:p>734.586.690,34</text:p>
          </table:table-cell>
          <table:table-cell table:style-name="ce14" office:value-type="float" office:value="564257344.18" calcext:value-type="float">
            <text:p>564.257.344,18</text:p>
          </table:table-cell>
          <table:table-cell table:style-name="ce14" office:value-type="float" office:value="26534371.91" calcext:value-type="float">
            <text:p>26.534.371,91</text:p>
          </table:table-cell>
          <table:table-cell table:style-name="ce14" office:value-type="float" office:value="5894859546.59" calcext:value-type="float">
            <text:p>5.894.859.546,59</text:p>
          </table:table-cell>
          <table:table-cell table:style-name="ce14" office:value-type="float" office:value="35579500.94" calcext:value-type="float">
            <text:p>35.579.500,94</text:p>
          </table:table-cell>
          <table:table-cell table:style-name="ce22" office:value-type="float" office:value="14513342924.62" calcext:value-type="float">
            <text:p>14.513.342.924,6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MPOSTO S/ RENDA RETIDO NA FONTE</text:p>
          </table:table-cell>
          <table:table-cell table:style-name="ce14" office:value-type="float" office:value="10146796.79" calcext:value-type="float">
            <text:p>10.146.796,79</text:p>
          </table:table-cell>
          <table:table-cell table:style-name="ce14" office:value-type="float" office:value="38518475.54" calcext:value-type="float">
            <text:p>38.518.475,54</text:p>
          </table:table-cell>
          <table:table-cell table:style-name="ce14" office:value-type="float" office:value="123571086.95" calcext:value-type="float">
            <text:p>123.571.086,95</text:p>
          </table:table-cell>
          <table:table-cell table:style-name="ce14" office:value-type="float" office:value="6991266.57" calcext:value-type="float">
            <text:p>6.991.266,57</text:p>
          </table:table-cell>
          <table:table-cell table:style-name="ce14" office:value-type="float" office:value="218768372.54" calcext:value-type="float">
            <text:p>218.768.372,54</text:p>
          </table:table-cell>
          <table:table-cell table:style-name="ce14" office:value-type="float" office:value="201352604.81" calcext:value-type="float">
            <text:p>201.352.604,81</text:p>
          </table:table-cell>
          <table:table-cell table:style-name="ce14" office:value-type="float" office:value="4242022513.73" calcext:value-type="float">
            <text:p>4.242.022.513,73</text:p>
          </table:table-cell>
          <table:table-cell table:style-name="ce14" office:value-type="float" office:value="138377791.85" calcext:value-type="float">
            <text:p>138.377.791,85</text:p>
          </table:table-cell>
          <table:table-cell table:style-name="ce14" office:value-type="float" office:value="168799152.85" calcext:value-type="float">
            <text:p>168.799.152,85</text:p>
          </table:table-cell>
          <table:table-cell table:style-name="ce14" office:value-type="float" office:value="46991052.53" calcext:value-type="float">
            <text:p>46.991.052,53</text:p>
          </table:table-cell>
          <table:table-cell table:style-name="ce14" office:value-type="float" office:value="735314505.19" calcext:value-type="float">
            <text:p>735.314.505,19</text:p>
          </table:table-cell>
          <table:table-cell table:style-name="ce14" office:value-type="float" office:value="68408474.23" calcext:value-type="float">
            <text:p>68.408.474,23</text:p>
          </table:table-cell>
          <table:table-cell table:style-name="ce14" office:value-type="float" office:value="106203061.18" calcext:value-type="float">
            <text:p>106.203.061,18</text:p>
          </table:table-cell>
          <table:table-cell table:style-name="ce14" office:value-type="float" office:value="98529338.38" calcext:value-type="float">
            <text:p>98.529.338,38</text:p>
          </table:table-cell>
          <table:table-cell table:style-name="ce14" office:value-type="float" office:value="68440025.64" calcext:value-type="float">
            <text:p>68.440.025,64</text:p>
          </table:table-cell>
          <table:table-cell table:style-name="ce14" office:value-type="float" office:value="179147306.14" calcext:value-type="float">
            <text:p>179.147.306,14</text:p>
          </table:table-cell>
          <table:table-cell table:style-name="ce14" office:value-type="float" office:value="35945318.98" calcext:value-type="float">
            <text:p>35.945.318,98</text:p>
          </table:table-cell>
          <table:table-cell table:style-name="ce14" office:value-type="float" office:value="604882627.81" calcext:value-type="float">
            <text:p>604.882.627,81</text:p>
          </table:table-cell>
          <table:table-cell table:style-name="ce14" office:value-type="float" office:value="3194255270.87" calcext:value-type="float">
            <text:p>3.194.255.270,87</text:p>
          </table:table-cell>
          <table:table-cell table:style-name="ce14" office:value-type="float" office:value="56195505.01" calcext:value-type="float">
            <text:p>56.195.505,01</text:p>
          </table:table-cell>
          <table:table-cell table:style-name="ce14" office:value-type="float" office:value="29245446.78" calcext:value-type="float">
            <text:p>29.245.446,78</text:p>
          </table:table-cell>
          <table:table-cell table:style-name="ce14" office:value-type="float" office:value="7302177.91" calcext:value-type="float">
            <text:p>7.302.177,91</text:p>
          </table:table-cell>
          <table:table-cell table:style-name="ce14" office:value-type="float" office:value="627913964.27" calcext:value-type="float">
            <text:p>627.913.964,27</text:p>
          </table:table-cell>
          <table:table-cell table:style-name="ce14" office:value-type="float" office:value="349574694.16" calcext:value-type="float">
            <text:p>349.574.694,16</text:p>
          </table:table-cell>
          <table:table-cell table:style-name="ce14" office:value-type="float" office:value="35542312.64" calcext:value-type="float">
            <text:p>35.542.312,64</text:p>
          </table:table-cell>
          <table:table-cell table:style-name="ce14" office:value-type="float" office:value="7957933048.75" calcext:value-type="float">
            <text:p>7.957.933.048,75</text:p>
          </table:table-cell>
          <table:table-cell table:style-name="ce14" office:value-type="float" office:value="16702518.79" calcext:value-type="float">
            <text:p>16.702.518,79</text:p>
          </table:table-cell>
          <table:table-cell table:style-name="ce22" office:value-type="float" office:value="19367074710.89" calcext:value-type="float">
            <text:p>19.367.074.710,8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TRABALHO</text:p>
          </table:table-cell>
          <table:table-cell table:style-name="ce14" office:value-type="float" office:value="8655807.6" calcext:value-type="float">
            <text:p>8.655.807,60</text:p>
          </table:table-cell>
          <table:table-cell table:style-name="ce14" office:value-type="float" office:value="33455375.88" calcext:value-type="float">
            <text:p>33.455.375,88</text:p>
          </table:table-cell>
          <table:table-cell table:style-name="ce14" office:value-type="float" office:value="79258583.16" calcext:value-type="float">
            <text:p>79.258.583,16</text:p>
          </table:table-cell>
          <table:table-cell table:style-name="ce14" office:value-type="float" office:value="5845761.3" calcext:value-type="float">
            <text:p>5.845.761,30</text:p>
          </table:table-cell>
          <table:table-cell table:style-name="ce14" office:value-type="float" office:value="162584875.51" calcext:value-type="float">
            <text:p>162.584.875,51</text:p>
          </table:table-cell>
          <table:table-cell table:style-name="ce14" office:value-type="float" office:value="156553542.87" calcext:value-type="float">
            <text:p>156.553.542,87</text:p>
          </table:table-cell>
          <table:table-cell table:style-name="ce14" office:value-type="float" office:value="3540308781.7" calcext:value-type="float">
            <text:p>3.540.308.781,70</text:p>
          </table:table-cell>
          <table:table-cell table:style-name="ce14" office:value-type="float" office:value="98253146.54" calcext:value-type="float">
            <text:p>98.253.146,54</text:p>
          </table:table-cell>
          <table:table-cell table:style-name="ce14" office:value-type="float" office:value="140695365.21" calcext:value-type="float">
            <text:p>140.695.365,21</text:p>
          </table:table-cell>
          <table:table-cell table:style-name="ce14" office:value-type="float" office:value="41015977.11" calcext:value-type="float">
            <text:p>41.015.977,11</text:p>
          </table:table-cell>
          <table:table-cell table:style-name="ce14" office:value-type="float" office:value="541563381.88" calcext:value-type="float">
            <text:p>541.563.381,88</text:p>
          </table:table-cell>
          <table:table-cell table:style-name="ce14" office:value-type="float" office:value="58444479.27" calcext:value-type="float">
            <text:p>58.444.479,27</text:p>
          </table:table-cell>
          <table:table-cell table:style-name="ce14" office:value-type="float" office:value="90223370.16" calcext:value-type="float">
            <text:p>90.223.370,16</text:p>
          </table:table-cell>
          <table:table-cell table:style-name="ce14" office:value-type="float" office:value="86743130.68" calcext:value-type="float">
            <text:p>86.743.130,68</text:p>
          </table:table-cell>
          <table:table-cell table:style-name="ce14" office:value-type="float" office:value="63264540.52" calcext:value-type="float">
            <text:p>63.264.540,52</text:p>
          </table:table-cell>
          <table:table-cell table:style-name="ce14" office:value-type="float" office:value="149767516.52" calcext:value-type="float">
            <text:p>149.767.516,52</text:p>
          </table:table-cell>
          <table:table-cell table:style-name="ce14" office:value-type="float" office:value="27975300.12" calcext:value-type="float">
            <text:p>27.975.300,12</text:p>
          </table:table-cell>
          <table:table-cell table:style-name="ce14" office:value-type="float" office:value="468951584.59" calcext:value-type="float">
            <text:p>468.951.584,59</text:p>
          </table:table-cell>
          <table:table-cell table:style-name="ce14" office:value-type="float" office:value="1392901037.5" calcext:value-type="float">
            <text:p>1.392.901.037,50</text:p>
          </table:table-cell>
          <table:table-cell table:style-name="ce14" office:value-type="float" office:value="49942744.06" calcext:value-type="float">
            <text:p>49.942.744,06</text:p>
          </table:table-cell>
          <table:table-cell table:style-name="ce14" office:value-type="float" office:value="23093616.68" calcext:value-type="float">
            <text:p>23.093.616,68</text:p>
          </table:table-cell>
          <table:table-cell table:style-name="ce14" office:value-type="float" office:value="6617339.1" calcext:value-type="float">
            <text:p>6.617.339,10</text:p>
          </table:table-cell>
          <table:table-cell table:style-name="ce14" office:value-type="float" office:value="456705159.14" calcext:value-type="float">
            <text:p>456.705.159,14</text:p>
          </table:table-cell>
          <table:table-cell table:style-name="ce14" office:value-type="float" office:value="257776901.72" calcext:value-type="float">
            <text:p>257.776.901,72</text:p>
          </table:table-cell>
          <table:table-cell table:style-name="ce14" office:value-type="float" office:value="28450554.98" calcext:value-type="float">
            <text:p>28.450.554,98</text:p>
          </table:table-cell>
          <table:table-cell table:style-name="ce14" office:value-type="float" office:value="3608617955" calcext:value-type="float">
            <text:p>3.608.617.955,00</text:p>
          </table:table-cell>
          <table:table-cell table:style-name="ce14" office:value-type="float" office:value="14911722.46" calcext:value-type="float">
            <text:p>14.911.722,46</text:p>
          </table:table-cell>
          <table:table-cell table:style-name="ce22" office:value-type="float" office:value="11592577551.26" calcext:value-type="float">
            <text:p>11.592.577.551,2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CAPITAL</text:p>
          </table:table-cell>
          <table:table-cell table:style-name="ce14" office:value-type="float" office:value="505027.29" calcext:value-type="float">
            <text:p>505.027,29</text:p>
          </table:table-cell>
          <table:table-cell table:style-name="ce14" office:value-type="float" office:value="2025679.81" calcext:value-type="float">
            <text:p>2.025.679,81</text:p>
          </table:table-cell>
          <table:table-cell table:style-name="ce14" office:value-type="float" office:value="7477047.35" calcext:value-type="float">
            <text:p>7.477.047,35</text:p>
          </table:table-cell>
          <table:table-cell table:style-name="ce14" office:value-type="float" office:value="80972.8" calcext:value-type="float">
            <text:p>80.972,80</text:p>
          </table:table-cell>
          <table:table-cell table:style-name="ce14" office:value-type="float" office:value="17235675.34" calcext:value-type="float">
            <text:p>17.235.675,34</text:p>
          </table:table-cell>
          <table:table-cell table:style-name="ce14" office:value-type="float" office:value="13992110.14" calcext:value-type="float">
            <text:p>13.992.110,14</text:p>
          </table:table-cell>
          <table:table-cell table:style-name="ce14" office:value-type="float" office:value="331827673.71" calcext:value-type="float">
            <text:p>331.827.673,71</text:p>
          </table:table-cell>
          <table:table-cell table:style-name="ce14" office:value-type="float" office:value="11661600.54" calcext:value-type="float">
            <text:p>11.661.600,54</text:p>
          </table:table-cell>
          <table:table-cell table:style-name="ce14" office:value-type="float" office:value="9738726.44" calcext:value-type="float">
            <text:p>9.738.726,44</text:p>
          </table:table-cell>
          <table:table-cell table:style-name="ce14" office:value-type="float" office:value="1427430.04" calcext:value-type="float">
            <text:p>1.427.430,04</text:p>
          </table:table-cell>
          <table:table-cell table:style-name="ce14" office:value-type="float" office:value="79179062.92" calcext:value-type="float">
            <text:p>79.179.062,92</text:p>
          </table:table-cell>
          <table:table-cell table:style-name="ce14" office:value-type="float" office:value="5409237.31" calcext:value-type="float">
            <text:p>5.409.237,31</text:p>
          </table:table-cell>
          <table:table-cell table:style-name="ce14" office:value-type="float" office:value="7658894.38" calcext:value-type="float">
            <text:p>7.658.894,38</text:p>
          </table:table-cell>
          <table:table-cell table:style-name="ce14" office:value-type="float" office:value="3628515.53" calcext:value-type="float">
            <text:p>3.628.515,53</text:p>
          </table:table-cell>
          <table:table-cell table:style-name="ce14" office:value-type="float" office:value="1999862.41" calcext:value-type="float">
            <text:p>1.999.862,41</text:p>
          </table:table-cell>
          <table:table-cell table:style-name="ce14" office:value-type="float" office:value="12847990.6" calcext:value-type="float">
            <text:p>12.847.990,60</text:p>
          </table:table-cell>
          <table:table-cell table:style-name="ce14" office:value-type="float" office:value="4741809.39" calcext:value-type="float">
            <text:p>4.741.809,39</text:p>
          </table:table-cell>
          <table:table-cell table:style-name="ce14" office:value-type="float" office:value="52245625.31" calcext:value-type="float">
            <text:p>52.245.625,31</text:p>
          </table:table-cell>
          <table:table-cell table:style-name="ce14" office:value-type="float" office:value="805994792.58" calcext:value-type="float">
            <text:p>805.994.792,58</text:p>
          </table:table-cell>
          <table:table-cell table:style-name="ce14" office:value-type="float" office:value="2672140.04" calcext:value-type="float">
            <text:p>2.672.140,04</text:p>
          </table:table-cell>
          <table:table-cell table:style-name="ce14" office:value-type="float" office:value="4446047.71" calcext:value-type="float">
            <text:p>4.446.047,71</text:p>
          </table:table-cell>
          <table:table-cell table:style-name="ce14" office:value-type="float" office:value="125941.49" calcext:value-type="float">
            <text:p>125.941,49</text:p>
          </table:table-cell>
          <table:table-cell table:style-name="ce14" office:value-type="float" office:value="81557277.07" calcext:value-type="float">
            <text:p>81.557.277,07</text:p>
          </table:table-cell>
          <table:table-cell table:style-name="ce14" office:value-type="float" office:value="39590778.6" calcext:value-type="float">
            <text:p>39.590.778,60</text:p>
          </table:table-cell>
          <table:table-cell table:style-name="ce14" office:value-type="float" office:value="2050302.44" calcext:value-type="float">
            <text:p>2.050.302,44</text:p>
          </table:table-cell>
          <table:table-cell table:style-name="ce14" office:value-type="float" office:value="1868368140.32" calcext:value-type="float">
            <text:p>1.868.368.140,32</text:p>
          </table:table-cell>
          <table:table-cell table:style-name="ce14" office:value-type="float" office:value="459278.14" calcext:value-type="float">
            <text:p>459.278,14</text:p>
          </table:table-cell>
          <table:table-cell table:style-name="ce22" office:value-type="float" office:value="3368947639.7" calcext:value-type="float">
            <text:p>3.368.947.639,7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MESSAS P/ EXTERIOR</text:p>
          </table:table-cell>
          <table:table-cell table:style-name="ce14" office:value-type="float" office:value="106693.53" calcext:value-type="float">
            <text:p>106.693,53</text:p>
          </table:table-cell>
          <table:table-cell table:style-name="ce14" office:value-type="float" office:value="579383.92" calcext:value-type="float">
            <text:p>579.383,92</text:p>
          </table:table-cell>
          <table:table-cell table:style-name="ce14" office:value-type="float" office:value="29870781.1" calcext:value-type="float">
            <text:p>29.870.781,10</text:p>
          </table:table-cell>
          <table:table-cell table:style-name="ce14" office:value-type="float" office:value="119482.24" calcext:value-type="float">
            <text:p>119.482,24</text:p>
          </table:table-cell>
          <table:table-cell table:style-name="ce14" office:value-type="float" office:value="23195288.29" calcext:value-type="float">
            <text:p>23.195.288,29</text:p>
          </table:table-cell>
          <table:table-cell table:style-name="ce14" office:value-type="float" office:value="17714382.7" calcext:value-type="float">
            <text:p>17.714.382,70</text:p>
          </table:table-cell>
          <table:table-cell table:style-name="ce14" office:value-type="float" office:value="114171113.54" calcext:value-type="float">
            <text:p>114.171.113,54</text:p>
          </table:table-cell>
          <table:table-cell table:style-name="ce14" office:value-type="float" office:value="19213309.73" calcext:value-type="float">
            <text:p>19.213.309,73</text:p>
          </table:table-cell>
          <table:table-cell table:style-name="ce14" office:value-type="float" office:value="7190741.06" calcext:value-type="float">
            <text:p>7.190.741,06</text:p>
          </table:table-cell>
          <table:table-cell table:style-name="ce14" office:value-type="float" office:value="1224447.58" calcext:value-type="float">
            <text:p>1.224.447,58</text:p>
          </table:table-cell>
          <table:table-cell table:style-name="ce14" office:value-type="float" office:value="50748545.85" calcext:value-type="float">
            <text:p>50.748.545,85</text:p>
          </table:table-cell>
          <table:table-cell table:style-name="ce14" office:value-type="float" office:value="884027.87" calcext:value-type="float">
            <text:p>884.027,87</text:p>
          </table:table-cell>
          <table:table-cell table:style-name="ce14" office:value-type="float" office:value="2669588.19" calcext:value-type="float">
            <text:p>2.669.588,19</text:p>
          </table:table-cell>
          <table:table-cell table:style-name="ce14" office:value-type="float" office:value="2690604.92" calcext:value-type="float">
            <text:p>2.690.604,92</text:p>
          </table:table-cell>
          <table:table-cell table:style-name="ce14" office:value-type="float" office:value="449839.1" calcext:value-type="float">
            <text:p>449.839,10</text:p>
          </table:table-cell>
          <table:table-cell table:style-name="ce14" office:value-type="float" office:value="6913981.44" calcext:value-type="float">
            <text:p>6.913.981,44</text:p>
          </table:table-cell>
          <table:table-cell table:style-name="ce14" office:value-type="float" office:value="298056.85" calcext:value-type="float">
            <text:p>298.056,85</text:p>
          </table:table-cell>
          <table:table-cell table:style-name="ce14" office:value-type="float" office:value="54027409" calcext:value-type="float">
            <text:p>54.027.409,00</text:p>
          </table:table-cell>
          <table:table-cell table:style-name="ce14" office:value-type="float" office:value="413404834.33" calcext:value-type="float">
            <text:p>413.404.834,33</text:p>
          </table:table-cell>
          <table:table-cell table:style-name="ce14" office:value-type="float" office:value="799238.52" calcext:value-type="float">
            <text:p>799.238,52</text:p>
          </table:table-cell>
          <table:table-cell table:style-name="ce14" office:value-type="float" office:value="356371.07" calcext:value-type="float">
            <text:p>356.371,07</text:p>
          </table:table-cell>
          <table:table-cell table:style-name="ce14" office:value-type="float" office:value="28912.14" calcext:value-type="float">
            <text:p>28.912,14</text:p>
          </table:table-cell>
          <table:table-cell table:style-name="ce14" office:value-type="float" office:value="52690122.9" calcext:value-type="float">
            <text:p>52.690.122,90</text:p>
          </table:table-cell>
          <table:table-cell table:style-name="ce14" office:value-type="float" office:value="27846317.25" calcext:value-type="float">
            <text:p>27.846.317,25</text:p>
          </table:table-cell>
          <table:table-cell table:style-name="ce14" office:value-type="float" office:value="2310316.93" calcext:value-type="float">
            <text:p>2.310.316,93</text:p>
          </table:table-cell>
          <table:table-cell table:style-name="ce14" office:value-type="float" office:value="1935377320.7" calcext:value-type="float">
            <text:p>1.935.377.320,70</text:p>
          </table:table-cell>
          <table:table-cell table:style-name="ce14" office:value-type="float" office:value="117325.05" calcext:value-type="float">
            <text:p>117.325,05</text:p>
          </table:table-cell>
          <table:table-cell table:style-name="ce22" office:value-type="float" office:value="2764998435.8" calcext:value-type="float">
            <text:p>2.764.998.435,8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OUTROS RENDIMENTOS</text:p>
          </table:table-cell>
          <table:table-cell table:style-name="ce14" office:value-type="float" office:value="879268.37" calcext:value-type="float">
            <text:p>879.268,37</text:p>
          </table:table-cell>
          <table:table-cell table:style-name="ce14" office:value-type="float" office:value="2458035.93" calcext:value-type="float">
            <text:p>2.458.035,93</text:p>
          </table:table-cell>
          <table:table-cell table:style-name="ce14" office:value-type="float" office:value="6964675.34" calcext:value-type="float">
            <text:p>6.964.675,34</text:p>
          </table:table-cell>
          <table:table-cell table:style-name="ce14" office:value-type="float" office:value="945050.23" calcext:value-type="float">
            <text:p>945.050,23</text:p>
          </table:table-cell>
          <table:table-cell table:style-name="ce14" office:value-type="float" office:value="15752533.4" calcext:value-type="float">
            <text:p>15.752.533,40</text:p>
          </table:table-cell>
          <table:table-cell table:style-name="ce14" office:value-type="float" office:value="13092569.1" calcext:value-type="float">
            <text:p>13.092.569,10</text:p>
          </table:table-cell>
          <table:table-cell table:style-name="ce14" office:value-type="float" office:value="255714944.78" calcext:value-type="float">
            <text:p>255.714.944,78</text:p>
          </table:table-cell>
          <table:table-cell table:style-name="ce14" office:value-type="float" office:value="9249735.04" calcext:value-type="float">
            <text:p>9.249.735,04</text:p>
          </table:table-cell>
          <table:table-cell table:style-name="ce14" office:value-type="float" office:value="11174320.14" calcext:value-type="float">
            <text:p>11.174.320,14</text:p>
          </table:table-cell>
          <table:table-cell table:style-name="ce14" office:value-type="float" office:value="3323197.8" calcext:value-type="float">
            <text:p>3.323.197,80</text:p>
          </table:table-cell>
          <table:table-cell table:style-name="ce14" office:value-type="float" office:value="63823514.54" calcext:value-type="float">
            <text:p>63.823.514,54</text:p>
          </table:table-cell>
          <table:table-cell table:style-name="ce14" office:value-type="float" office:value="3670729.78" calcext:value-type="float">
            <text:p>3.670.729,78</text:p>
          </table:table-cell>
          <table:table-cell table:style-name="ce14" office:value-type="float" office:value="5651208.45" calcext:value-type="float">
            <text:p>5.651.208,45</text:p>
          </table:table-cell>
          <table:table-cell table:style-name="ce14" office:value-type="float" office:value="5467087.25" calcext:value-type="float">
            <text:p>5.467.087,25</text:p>
          </table:table-cell>
          <table:table-cell table:style-name="ce14" office:value-type="float" office:value="2725783.61" calcext:value-type="float">
            <text:p>2.725.783,61</text:p>
          </table:table-cell>
          <table:table-cell table:style-name="ce14" office:value-type="float" office:value="9617817.58" calcext:value-type="float">
            <text:p>9.617.817,58</text:p>
          </table:table-cell>
          <table:table-cell table:style-name="ce14" office:value-type="float" office:value="2930152.62" calcext:value-type="float">
            <text:p>2.930.152,62</text:p>
          </table:table-cell>
          <table:table-cell table:style-name="ce14" office:value-type="float" office:value="29658008.91" calcext:value-type="float">
            <text:p>29.658.008,91</text:p>
          </table:table-cell>
          <table:table-cell table:style-name="ce14" office:value-type="float" office:value="581954606.46" calcext:value-type="float">
            <text:p>581.954.606,46</text:p>
          </table:table-cell>
          <table:table-cell table:style-name="ce14" office:value-type="float" office:value="2781382.39" calcext:value-type="float">
            <text:p>2.781.382,39</text:p>
          </table:table-cell>
          <table:table-cell table:style-name="ce14" office:value-type="float" office:value="1349411.32" calcext:value-type="float">
            <text:p>1.349.411,32</text:p>
          </table:table-cell>
          <table:table-cell table:style-name="ce14" office:value-type="float" office:value="529985.18" calcext:value-type="float">
            <text:p>529.985,18</text:p>
          </table:table-cell>
          <table:table-cell table:style-name="ce14" office:value-type="float" office:value="36961405.16" calcext:value-type="float">
            <text:p>36.961.405,16</text:p>
          </table:table-cell>
          <table:table-cell table:style-name="ce14" office:value-type="float" office:value="24360696.59" calcext:value-type="float">
            <text:p>24.360.696,59</text:p>
          </table:table-cell>
          <table:table-cell table:style-name="ce14" office:value-type="float" office:value="2731138.29" calcext:value-type="float">
            <text:p>2.731.138,29</text:p>
          </table:table-cell>
          <table:table-cell table:style-name="ce14" office:value-type="float" office:value="545569632.73" calcext:value-type="float">
            <text:p>545.569.632,73</text:p>
          </table:table-cell>
          <table:table-cell table:style-name="ce14" office:value-type="float" office:value="1214193.14" calcext:value-type="float">
            <text:p>1.214.193,14</text:p>
          </table:table-cell>
          <table:table-cell table:style-name="ce22" office:value-type="float" office:value="1640551084.13" calcext:value-type="float">
            <text:p>1.640.551.084,1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/ OPERAÇÕES FINANCEIRAS</text:p>
          </table:table-cell>
          <table:table-cell table:style-name="ce14" office:value-type="float" office:value="627010.2" calcext:value-type="float">
            <text:p>627.010,20</text:p>
          </table:table-cell>
          <table:table-cell table:style-name="ce14" office:value-type="float" office:value="1204267.3" calcext:value-type="float">
            <text:p>1.204.267,30</text:p>
          </table:table-cell>
          <table:table-cell table:style-name="ce14" office:value-type="float" office:value="3721557.13" calcext:value-type="float">
            <text:p>3.721.557,13</text:p>
          </table:table-cell>
          <table:table-cell table:style-name="ce14" office:value-type="float" office:value="277386.82" calcext:value-type="float">
            <text:p>277.386,82</text:p>
          </table:table-cell>
          <table:table-cell table:style-name="ce14" office:value-type="float" office:value="4008179.19" calcext:value-type="float">
            <text:p>4.008.179,19</text:p>
          </table:table-cell>
          <table:table-cell table:style-name="ce14" office:value-type="float" office:value="6955748.64" calcext:value-type="float">
            <text:p>6.955.748,64</text:p>
          </table:table-cell>
          <table:table-cell table:style-name="ce14" office:value-type="float" office:value="699176787.77" calcext:value-type="float">
            <text:p>699.176.787,77</text:p>
          </table:table-cell>
          <table:table-cell table:style-name="ce14" office:value-type="float" office:value="19097273.61" calcext:value-type="float">
            <text:p>19.097.273,61</text:p>
          </table:table-cell>
          <table:table-cell table:style-name="ce14" office:value-type="float" office:value="19282098.32" calcext:value-type="float">
            <text:p>19.282.098,32</text:p>
          </table:table-cell>
          <table:table-cell table:style-name="ce14" office:value-type="float" office:value="588889.95" calcext:value-type="float">
            <text:p>588.889,95</text:p>
          </table:table-cell>
          <table:table-cell table:style-name="ce14" office:value-type="float" office:value="115049632.04" calcext:value-type="float">
            <text:p>115.049.632,04</text:p>
          </table:table-cell>
          <table:table-cell table:style-name="ce14" office:value-type="float" office:value="12557085.69" calcext:value-type="float">
            <text:p>12.557.085,69</text:p>
          </table:table-cell>
          <table:table-cell table:style-name="ce14" office:value-type="float" office:value="33623199.3" calcext:value-type="float">
            <text:p>33.623.199,30</text:p>
          </table:table-cell>
          <table:table-cell table:style-name="ce14" office:value-type="float" office:value="27288947.45" calcext:value-type="float">
            <text:p>27.288.947,45</text:p>
          </table:table-cell>
          <table:table-cell table:style-name="ce14" office:value-type="float" office:value="2781463.37" calcext:value-type="float">
            <text:p>2.781.463,37</text:p>
          </table:table-cell>
          <table:table-cell table:style-name="ce14" office:value-type="float" office:value="4735089.06" calcext:value-type="float">
            <text:p>4.735.089,06</text:p>
          </table:table-cell>
          <table:table-cell table:style-name="ce14" office:value-type="float" office:value="561759.27" calcext:value-type="float">
            <text:p>561.759,27</text:p>
          </table:table-cell>
          <table:table-cell table:style-name="ce14" office:value-type="float" office:value="87875726.67" calcext:value-type="float">
            <text:p>87.875.726,67</text:p>
          </table:table-cell>
          <table:table-cell table:style-name="ce14" office:value-type="float" office:value="223614623.29" calcext:value-type="float">
            <text:p>223.614.623,29</text:p>
          </table:table-cell>
          <table:table-cell table:style-name="ce14" office:value-type="float" office:value="2232239.69" calcext:value-type="float">
            <text:p>2.232.239,69</text:p>
          </table:table-cell>
          <table:table-cell table:style-name="ce14" office:value-type="float" office:value="15311127.31" calcext:value-type="float">
            <text:p>15.311.127,31</text:p>
          </table:table-cell>
          <table:table-cell table:style-name="ce14" office:value-type="float" office:value="34519.56" calcext:value-type="float">
            <text:p>34.519,56</text:p>
          </table:table-cell>
          <table:table-cell table:style-name="ce14" office:value-type="float" office:value="139848642.77" calcext:value-type="float">
            <text:p>139.848.642,77</text:p>
          </table:table-cell>
          <table:table-cell table:style-name="ce14" office:value-type="float" office:value="50753815.18" calcext:value-type="float">
            <text:p>50.753.815,18</text:p>
          </table:table-cell>
          <table:table-cell table:style-name="ce14" office:value-type="float" office:value="5667795.74" calcext:value-type="float">
            <text:p>5.667.795,74</text:p>
          </table:table-cell>
          <table:table-cell table:style-name="ce14" office:value-type="float" office:value="2817368430.06" calcext:value-type="float">
            <text:p>2.817.368.430,06</text:p>
          </table:table-cell>
          <table:table-cell table:style-name="ce14" office:value-type="float" office:value="435157.92" calcext:value-type="float">
            <text:p>435.157,92</text:p>
          </table:table-cell>
          <table:table-cell table:style-name="ce22" office:value-type="float" office:value="4294678453.3" calcext:value-type="float">
            <text:p>4.294.678.453,3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TERRITORIAL RURAL</text:p>
          </table:table-cell>
          <table:table-cell table:style-name="ce14" office:value-type="float" office:value="863673.84" calcext:value-type="float">
            <text:p>863.673,84</text:p>
          </table:table-cell>
          <table:table-cell table:style-name="ce14" office:value-type="float" office:value="2508812.14" calcext:value-type="float">
            <text:p>2.508.812,14</text:p>
          </table:table-cell>
          <table:table-cell table:style-name="ce14" office:value-type="float" office:value="967866.04" calcext:value-type="float">
            <text:p>967.866,04</text:p>
          </table:table-cell>
          <table:table-cell table:style-name="ce14" office:value-type="float" office:value="735354.08" calcext:value-type="float">
            <text:p>735.354,08</text:p>
          </table:table-cell>
          <table:table-cell table:style-name="ce14" office:value-type="float" office:value="47316005.05" calcext:value-type="float">
            <text:p>47.316.005,05</text:p>
          </table:table-cell>
          <table:table-cell table:style-name="ce14" office:value-type="float" office:value="3323057.52" calcext:value-type="float">
            <text:p>3.323.057,52</text:p>
          </table:table-cell>
          <table:table-cell table:style-name="ce14" office:value-type="float" office:value="1008783.36" calcext:value-type="float">
            <text:p>1.008.783,36</text:p>
          </table:table-cell>
          <table:table-cell table:style-name="ce14" office:value-type="float" office:value="9993613.45" calcext:value-type="float">
            <text:p>9.993.613,45</text:p>
          </table:table-cell>
          <table:table-cell table:style-name="ce14" office:value-type="float" office:value="172651431.91" calcext:value-type="float">
            <text:p>172.651.431,91</text:p>
          </table:table-cell>
          <table:table-cell table:style-name="ce14" office:value-type="float" office:value="10021264.71" calcext:value-type="float">
            <text:p>10.021.264,71</text:p>
          </table:table-cell>
          <table:table-cell table:style-name="ce14" office:value-type="float" office:value="155455345.11" calcext:value-type="float">
            <text:p>155.455.345,11</text:p>
          </table:table-cell>
          <table:table-cell table:style-name="ce14" office:value-type="float" office:value="197575055.07" calcext:value-type="float">
            <text:p>197.575.055,07</text:p>
          </table:table-cell>
          <table:table-cell table:style-name="ce14" office:value-type="float" office:value="197866904.79" calcext:value-type="float">
            <text:p>197.866.904,79</text:p>
          </table:table-cell>
          <table:table-cell table:style-name="ce14" office:value-type="float" office:value="22609841.74" calcext:value-type="float">
            <text:p>22.609.841,74</text:p>
          </table:table-cell>
          <table:table-cell table:style-name="ce14" office:value-type="float" office:value="1677261.35" calcext:value-type="float">
            <text:p>1.677.261,35</text:p>
          </table:table-cell>
          <table:table-cell table:style-name="ce14" office:value-type="float" office:value="3305288.1" calcext:value-type="float">
            <text:p>3.305.288,10</text:p>
          </table:table-cell>
          <table:table-cell table:style-name="ce14" office:value-type="float" office:value="17767882.38" calcext:value-type="float">
            <text:p>17.767.882,38</text:p>
          </table:table-cell>
          <table:table-cell table:style-name="ce14" office:value-type="float" office:value="178408724.35" calcext:value-type="float">
            <text:p>178.408.724,35</text:p>
          </table:table-cell>
          <table:table-cell table:style-name="ce14" office:value-type="float" office:value="7560723" calcext:value-type="float">
            <text:p>7.560.723,00</text:p>
          </table:table-cell>
          <table:table-cell table:style-name="ce14" office:value-type="float" office:value="1512632.31" calcext:value-type="float">
            <text:p>1.512.632,31</text:p>
          </table:table-cell>
          <table:table-cell table:style-name="ce14" office:value-type="float" office:value="8871448.69" calcext:value-type="float">
            <text:p>8.871.448,69</text:p>
          </table:table-cell>
          <table:table-cell table:style-name="ce14" office:value-type="float" office:value="1333960.94" calcext:value-type="float">
            <text:p>1.333.960,94</text:p>
          </table:table-cell>
          <table:table-cell table:style-name="ce14" office:value-type="float" office:value="134253189.87" calcext:value-type="float">
            <text:p>134.253.189,87</text:p>
          </table:table-cell>
          <table:table-cell table:style-name="ce14" office:value-type="float" office:value="25172308.1" calcext:value-type="float">
            <text:p>25.172.308,10</text:p>
          </table:table-cell>
          <table:table-cell table:style-name="ce14" office:value-type="float" office:value="1917035.83" calcext:value-type="float">
            <text:p>1.917.035,83</text:p>
          </table:table-cell>
          <table:table-cell table:style-name="ce14" office:value-type="float" office:value="278195244.64" calcext:value-type="float">
            <text:p>278.195.244,64</text:p>
          </table:table-cell>
          <table:table-cell table:style-name="ce14" office:value-type="float" office:value="27849861.22" calcext:value-type="float">
            <text:p>27.849.861,22</text:p>
          </table:table-cell>
          <table:table-cell table:style-name="ce22" office:value-type="float" office:value="1510722569.59" calcext:value-type="float">
            <text:p>1.510.722.569,5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FINS</text:p>
          </table:table-cell>
          <table:table-cell table:style-name="ce14" office:value-type="float" office:value="12679387.56" calcext:value-type="float">
            <text:p>12.679.387,56</text:p>
          </table:table-cell>
          <table:table-cell table:style-name="ce14" office:value-type="float" office:value="77779717.88" calcext:value-type="float">
            <text:p>77.779.717,88</text:p>
          </table:table-cell>
          <table:table-cell table:style-name="ce14" office:value-type="float" office:value="457698575.57" calcext:value-type="float">
            <text:p>457.698.575,57</text:p>
          </table:table-cell>
          <table:table-cell table:style-name="ce14" office:value-type="float" office:value="12103653.76" calcext:value-type="float">
            <text:p>12.103.653,76</text:p>
          </table:table-cell>
          <table:table-cell table:style-name="ce14" office:value-type="float" office:value="730594933.33" calcext:value-type="float">
            <text:p>730.594.933,33</text:p>
          </table:table-cell>
          <table:table-cell table:style-name="ce14" office:value-type="float" office:value="558453579.1" calcext:value-type="float">
            <text:p>558.453.579,10</text:p>
          </table:table-cell>
          <table:table-cell table:style-name="ce14" office:value-type="float" office:value="766136080.2" calcext:value-type="float">
            <text:p>766.136.080,20</text:p>
          </table:table-cell>
          <table:table-cell table:style-name="ce14" office:value-type="float" office:value="640481390" calcext:value-type="float">
            <text:p>640.481.390,00</text:p>
          </table:table-cell>
          <table:table-cell table:style-name="ce14" office:value-type="float" office:value="334385488.24" calcext:value-type="float">
            <text:p>334.385.488,24</text:p>
          </table:table-cell>
          <table:table-cell table:style-name="ce14" office:value-type="float" office:value="365685891.07" calcext:value-type="float">
            <text:p>365.685.891,07</text:p>
          </table:table-cell>
          <table:table-cell table:style-name="ce14" office:value-type="float" office:value="1382937661.26" calcext:value-type="float">
            <text:p>1.382.937.661,26</text:p>
          </table:table-cell>
          <table:table-cell table:style-name="ce14" office:value-type="float" office:value="130090251.33" calcext:value-type="float">
            <text:p>130.090.251,33</text:p>
          </table:table-cell>
          <table:table-cell table:style-name="ce14" office:value-type="float" office:value="191033135.88" calcext:value-type="float">
            <text:p>191.033.135,88</text:p>
          </table:table-cell>
          <table:table-cell table:style-name="ce14" office:value-type="float" office:value="229920253.43" calcext:value-type="float">
            <text:p>229.920.253,43</text:p>
          </table:table-cell>
          <table:table-cell table:style-name="ce14" office:value-type="float" office:value="83104310.5" calcext:value-type="float">
            <text:p>83.104.310,50</text:p>
          </table:table-cell>
          <table:table-cell table:style-name="ce14" office:value-type="float" office:value="531185237.94" calcext:value-type="float">
            <text:p>531.185.237,94</text:p>
          </table:table-cell>
          <table:table-cell table:style-name="ce14" office:value-type="float" office:value="58743673.14" calcext:value-type="float">
            <text:p>58.743.673,14</text:p>
          </table:table-cell>
          <table:table-cell table:style-name="ce14" office:value-type="float" office:value="1339742678.89" calcext:value-type="float">
            <text:p>1.339.742.678,89</text:p>
          </table:table-cell>
          <table:table-cell table:style-name="ce14" office:value-type="float" office:value="3614517157.83" calcext:value-type="float">
            <text:p>3.614.517.157,83</text:p>
          </table:table-cell>
          <table:table-cell table:style-name="ce14" office:value-type="float" office:value="86168604.36" calcext:value-type="float">
            <text:p>86.168.604,36</text:p>
          </table:table-cell>
          <table:table-cell table:style-name="ce14" office:value-type="float" office:value="45891376.46" calcext:value-type="float">
            <text:p>45.891.376,46</text:p>
          </table:table-cell>
          <table:table-cell table:style-name="ce14" office:value-type="float" office:value="12145174.76" calcext:value-type="float">
            <text:p>12.145.174,76</text:p>
          </table:table-cell>
          <table:table-cell table:style-name="ce14" office:value-type="float" office:value="1212459833.6" calcext:value-type="float">
            <text:p>1.212.459.833,60</text:p>
          </table:table-cell>
          <table:table-cell table:style-name="ce14" office:value-type="float" office:value="1808968735.02" calcext:value-type="float">
            <text:p>1.808.968.735,02</text:p>
          </table:table-cell>
          <table:table-cell table:style-name="ce14" office:value-type="float" office:value="105598890.32" calcext:value-type="float">
            <text:p>105.598.890,32</text:p>
          </table:table-cell>
          <table:table-cell table:style-name="ce14" office:value-type="float" office:value="10186493957.11" calcext:value-type="float">
            <text:p>10.186.493.957,11</text:p>
          </table:table-cell>
          <table:table-cell table:style-name="ce14" office:value-type="float" office:value="37432335.55" calcext:value-type="float">
            <text:p>37.432.335,55</text:p>
          </table:table-cell>
          <table:table-cell table:style-name="ce22" office:value-type="float" office:value="25012431964.09" calcext:value-type="float">
            <text:p>25.012.431.964,0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13209.9" calcext:value-type="float">
            <text:p>13.209,90</text:p>
          </table:table-cell>
          <table:table-cell table:style-name="ce14" office:value-type="float" office:value="448184.76" calcext:value-type="float">
            <text:p>448.184,76</text:p>
          </table:table-cell>
          <table:table-cell table:style-name="ce14" office:value-type="float" office:value="266541.91" calcext:value-type="float">
            <text:p>266.541,91</text:p>
          </table:table-cell>
          <table:table-cell table:style-name="ce14" office:value-type="float" office:value="17883.24" calcext:value-type="float">
            <text:p>17.883,24</text:p>
          </table:table-cell>
          <table:table-cell table:style-name="ce14" office:value-type="float" office:value="2636845.22" calcext:value-type="float">
            <text:p>2.636.845,22</text:p>
          </table:table-cell>
          <table:table-cell table:style-name="ce14" office:value-type="float" office:value="20014610.97" calcext:value-type="float">
            <text:p>20.014.610,97</text:p>
          </table:table-cell>
          <table:table-cell table:style-name="ce14" office:value-type="float" office:value="270171729.63" calcext:value-type="float">
            <text:p>270.171.729,63</text:p>
          </table:table-cell>
          <table:table-cell table:style-name="ce14" office:value-type="float" office:value="6024134.12" calcext:value-type="float">
            <text:p>6.024.134,12</text:p>
          </table:table-cell>
          <table:table-cell table:style-name="ce14" office:value-type="float" office:value="599935.04" calcext:value-type="float">
            <text:p>599.935,04</text:p>
          </table:table-cell>
          <table:table-cell table:style-name="ce14" office:value-type="float" office:value="69447.95" calcext:value-type="float">
            <text:p>69.447,95</text:p>
          </table:table-cell>
          <table:table-cell table:style-name="ce14" office:value-type="float" office:value="39024975.18" calcext:value-type="float">
            <text:p>39.024.975,18</text:p>
          </table:table-cell>
          <table:table-cell table:style-name="ce14" office:value-type="float" office:value="35659.02" calcext:value-type="float">
            <text:p>35.659,02</text:p>
          </table:table-cell>
          <table:table-cell table:style-name="ce14" office:value-type="float" office:value="362079.77" calcext:value-type="float">
            <text:p>362.079,77</text:p>
          </table:table-cell>
          <table:table-cell table:style-name="ce14" office:value-type="float" office:value="14592215.41" calcext:value-type="float">
            <text:p>14.592.215,41</text:p>
          </table:table-cell>
          <table:table-cell table:style-name="ce14" office:value-type="float" office:value="22301.22" calcext:value-type="float">
            <text:p>22.301,22</text:p>
          </table:table-cell>
          <table:table-cell table:style-name="ce14" office:value-type="float" office:value="1252091.05" calcext:value-type="float">
            <text:p>1.252.091,05</text:p>
          </table:table-cell>
          <table:table-cell table:style-name="ce14" office:value-type="float" office:value="34982.6" calcext:value-type="float">
            <text:p>34.982,60</text:p>
          </table:table-cell>
          <table:table-cell table:style-name="ce14" office:value-type="float" office:value="11833177.26" calcext:value-type="float">
            <text:p>11.833.177,26</text:p>
          </table:table-cell>
          <table:table-cell table:style-name="ce14" office:value-type="float" office:value="153045827.22" calcext:value-type="float">
            <text:p>153.045.827,22</text:p>
          </table:table-cell>
          <table:table-cell table:style-name="ce14" office:value-type="float" office:value="151030.4" calcext:value-type="float">
            <text:p>151.030,40</text:p>
          </table:table-cell>
          <table:table-cell table:style-name="ce14" office:value-type="float" office:value="419246.16" calcext:value-type="float">
            <text:p>419.246,16</text:p>
          </table:table-cell>
          <table:table-cell table:style-name="ce14" office:value-type="float" office:value="5936.13" calcext:value-type="float">
            <text:p>5.936,13</text:p>
          </table:table-cell>
          <table:table-cell table:style-name="ce14" office:value-type="float" office:value="37710126.6" calcext:value-type="float">
            <text:p>37.710.126,60</text:p>
          </table:table-cell>
          <table:table-cell table:style-name="ce14" office:value-type="float" office:value="1926037.51" calcext:value-type="float">
            <text:p>1.926.037,51</text:p>
          </table:table-cell>
          <table:table-cell table:style-name="ce14" office:value-type="float" office:value="2113769.91" calcext:value-type="float">
            <text:p>2.113.769,91</text:p>
          </table:table-cell>
          <table:table-cell table:style-name="ce14" office:value-type="float" office:value="1020186239.45" calcext:value-type="float">
            <text:p>1.020.186.239,45</text:p>
          </table:table-cell>
          <table:table-cell table:style-name="ce14" office:value-type="float" office:value="32403.05" calcext:value-type="float">
            <text:p>32.403,05</text:p>
          </table:table-cell>
          <table:table-cell table:style-name="ce22" office:value-type="float" office:value="1583010620.68" calcext:value-type="float">
            <text:p>1.583.010.620,6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12666177.66" calcext:value-type="float">
            <text:p>12.666.177,66</text:p>
          </table:table-cell>
          <table:table-cell table:style-name="ce14" office:value-type="float" office:value="77331533.12" calcext:value-type="float">
            <text:p>77.331.533,12</text:p>
          </table:table-cell>
          <table:table-cell table:style-name="ce14" office:value-type="float" office:value="457432033.66" calcext:value-type="float">
            <text:p>457.432.033,66</text:p>
          </table:table-cell>
          <table:table-cell table:style-name="ce14" office:value-type="float" office:value="12085770.52" calcext:value-type="float">
            <text:p>12.085.770,52</text:p>
          </table:table-cell>
          <table:table-cell table:style-name="ce14" office:value-type="float" office:value="727958088.11" calcext:value-type="float">
            <text:p>727.958.088,11</text:p>
          </table:table-cell>
          <table:table-cell table:style-name="ce14" office:value-type="float" office:value="538438968.13" calcext:value-type="float">
            <text:p>538.438.968,13</text:p>
          </table:table-cell>
          <table:table-cell table:style-name="ce14" office:value-type="float" office:value="495964350.57" calcext:value-type="float">
            <text:p>495.964.350,57</text:p>
          </table:table-cell>
          <table:table-cell table:style-name="ce14" office:value-type="float" office:value="634457255.88" calcext:value-type="float">
            <text:p>634.457.255,88</text:p>
          </table:table-cell>
          <table:table-cell table:style-name="ce14" office:value-type="float" office:value="333785553.2" calcext:value-type="float">
            <text:p>333.785.553,20</text:p>
          </table:table-cell>
          <table:table-cell table:style-name="ce14" office:value-type="float" office:value="365616443.12" calcext:value-type="float">
            <text:p>365.616.443,12</text:p>
          </table:table-cell>
          <table:table-cell table:style-name="ce14" office:value-type="float" office:value="1343912686.08" calcext:value-type="float">
            <text:p>1.343.912.686,08</text:p>
          </table:table-cell>
          <table:table-cell table:style-name="ce14" office:value-type="float" office:value="130054592.31" calcext:value-type="float">
            <text:p>130.054.592,31</text:p>
          </table:table-cell>
          <table:table-cell table:style-name="ce14" office:value-type="float" office:value="190671056.11" calcext:value-type="float">
            <text:p>190.671.056,11</text:p>
          </table:table-cell>
          <table:table-cell table:style-name="ce14" office:value-type="float" office:value="215328038.02" calcext:value-type="float">
            <text:p>215.328.038,02</text:p>
          </table:table-cell>
          <table:table-cell table:style-name="ce14" office:value-type="float" office:value="83082009.28" calcext:value-type="float">
            <text:p>83.082.009,28</text:p>
          </table:table-cell>
          <table:table-cell table:style-name="ce14" office:value-type="float" office:value="529933146.89" calcext:value-type="float">
            <text:p>529.933.146,89</text:p>
          </table:table-cell>
          <table:table-cell table:style-name="ce14" office:value-type="float" office:value="58708690.54" calcext:value-type="float">
            <text:p>58.708.690,54</text:p>
          </table:table-cell>
          <table:table-cell table:style-name="ce14" office:value-type="float" office:value="1327909501.63" calcext:value-type="float">
            <text:p>1.327.909.501,63</text:p>
          </table:table-cell>
          <table:table-cell table:style-name="ce14" office:value-type="float" office:value="3461471330.61" calcext:value-type="float">
            <text:p>3.461.471.330,61</text:p>
          </table:table-cell>
          <table:table-cell table:style-name="ce14" office:value-type="float" office:value="86017573.96" calcext:value-type="float">
            <text:p>86.017.573,96</text:p>
          </table:table-cell>
          <table:table-cell table:style-name="ce14" office:value-type="float" office:value="45472130.3" calcext:value-type="float">
            <text:p>45.472.130,30</text:p>
          </table:table-cell>
          <table:table-cell table:style-name="ce14" office:value-type="float" office:value="12139238.63" calcext:value-type="float">
            <text:p>12.139.238,63</text:p>
          </table:table-cell>
          <table:table-cell table:style-name="ce14" office:value-type="float" office:value="1174749707" calcext:value-type="float">
            <text:p>1.174.749.707,00</text:p>
          </table:table-cell>
          <table:table-cell table:style-name="ce14" office:value-type="float" office:value="1807042697.51" calcext:value-type="float">
            <text:p>1.807.042.697,51</text:p>
          </table:table-cell>
          <table:table-cell table:style-name="ce14" office:value-type="float" office:value="103485120.41" calcext:value-type="float">
            <text:p>103.485.120,41</text:p>
          </table:table-cell>
          <table:table-cell table:style-name="ce14" office:value-type="float" office:value="9166307717.66" calcext:value-type="float">
            <text:p>9.166.307.717,66</text:p>
          </table:table-cell>
          <table:table-cell table:style-name="ce14" office:value-type="float" office:value="37399932.5" calcext:value-type="float">
            <text:p>37.399.932,50</text:p>
          </table:table-cell>
          <table:table-cell table:style-name="ce22" office:value-type="float" office:value="23429421343.41" calcext:value-type="float">
            <text:p>23.429.421.343,4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NTRIBUIÇÃO PARA O PIS/PASEP</text:p>
          </table:table-cell>
          <table:table-cell table:style-name="ce14" office:value-type="float" office:value="7579516.91" calcext:value-type="float">
            <text:p>7.579.516,91</text:p>
          </table:table-cell>
          <table:table-cell table:style-name="ce14" office:value-type="float" office:value="25470046.81" calcext:value-type="float">
            <text:p>25.470.046,81</text:p>
          </table:table-cell>
          <table:table-cell table:style-name="ce14" office:value-type="float" office:value="117558769.12" calcext:value-type="float">
            <text:p>117.558.769,12</text:p>
          </table:table-cell>
          <table:table-cell table:style-name="ce14" office:value-type="float" office:value="6011411.56" calcext:value-type="float">
            <text:p>6.011.411,56</text:p>
          </table:table-cell>
          <table:table-cell table:style-name="ce14" office:value-type="float" office:value="198252328.74" calcext:value-type="float">
            <text:p>198.252.328,74</text:p>
          </table:table-cell>
          <table:table-cell table:style-name="ce14" office:value-type="float" office:value="152093810.43" calcext:value-type="float">
            <text:p>152.093.810,43</text:p>
          </table:table-cell>
          <table:table-cell table:style-name="ce14" office:value-type="float" office:value="489784574.46" calcext:value-type="float">
            <text:p>489.784.574,46</text:p>
          </table:table-cell>
          <table:table-cell table:style-name="ce14" office:value-type="float" office:value="170223758.87" calcext:value-type="float">
            <text:p>170.223.758,87</text:p>
          </table:table-cell>
          <table:table-cell table:style-name="ce14" office:value-type="float" office:value="124204480.23" calcext:value-type="float">
            <text:p>124.204.480,23</text:p>
          </table:table-cell>
          <table:table-cell table:style-name="ce14" office:value-type="float" office:value="97264849" calcext:value-type="float">
            <text:p>97.264.849,00</text:p>
          </table:table-cell>
          <table:table-cell table:style-name="ce14" office:value-type="float" office:value="447496551.23" calcext:value-type="float">
            <text:p>447.496.551,23</text:p>
          </table:table-cell>
          <table:table-cell table:style-name="ce14" office:value-type="float" office:value="52130107.8" calcext:value-type="float">
            <text:p>52.130.107,80</text:p>
          </table:table-cell>
          <table:table-cell table:style-name="ce14" office:value-type="float" office:value="76048388.1" calcext:value-type="float">
            <text:p>76.048.388,10</text:p>
          </table:table-cell>
          <table:table-cell table:style-name="ce14" office:value-type="float" office:value="79018157.8" calcext:value-type="float">
            <text:p>79.018.157,80</text:p>
          </table:table-cell>
          <table:table-cell table:style-name="ce14" office:value-type="float" office:value="31425933.75" calcext:value-type="float">
            <text:p>31.425.933,75</text:p>
          </table:table-cell>
          <table:table-cell table:style-name="ce14" office:value-type="float" office:value="155990372.19" calcext:value-type="float">
            <text:p>155.990.372,19</text:p>
          </table:table-cell>
          <table:table-cell table:style-name="ce14" office:value-type="float" office:value="22254104.44" calcext:value-type="float">
            <text:p>22.254.104,44</text:p>
          </table:table-cell>
          <table:table-cell table:style-name="ce14" office:value-type="float" office:value="484434019.6" calcext:value-type="float">
            <text:p>484.434.019,60</text:p>
          </table:table-cell>
          <table:table-cell table:style-name="ce14" office:value-type="float" office:value="1005355267.21" calcext:value-type="float">
            <text:p>1.005.355.267,21</text:p>
          </table:table-cell>
          <table:table-cell table:style-name="ce14" office:value-type="float" office:value="34960806.96" calcext:value-type="float">
            <text:p>34.960.806,96</text:p>
          </table:table-cell>
          <table:table-cell table:style-name="ce14" office:value-type="float" office:value="20754411.01" calcext:value-type="float">
            <text:p>20.754.411,01</text:p>
          </table:table-cell>
          <table:table-cell table:style-name="ce14" office:value-type="float" office:value="6747383.75" calcext:value-type="float">
            <text:p>6.747.383,75</text:p>
          </table:table-cell>
          <table:table-cell table:style-name="ce14" office:value-type="float" office:value="341768757.91" calcext:value-type="float">
            <text:p>341.768.757,91</text:p>
          </table:table-cell>
          <table:table-cell table:style-name="ce14" office:value-type="float" office:value="448220546.22" calcext:value-type="float">
            <text:p>448.220.546,22</text:p>
          </table:table-cell>
          <table:table-cell table:style-name="ce14" office:value-type="float" office:value="33803688.03" calcext:value-type="float">
            <text:p>33.803.688,03</text:p>
          </table:table-cell>
          <table:table-cell table:style-name="ce14" office:value-type="float" office:value="2483164339.67" calcext:value-type="float">
            <text:p>2.483.164.339,67</text:p>
          </table:table-cell>
          <table:table-cell table:style-name="ce14" office:value-type="float" office:value="16795808.29" calcext:value-type="float">
            <text:p>16.795.808,29</text:p>
          </table:table-cell>
          <table:table-cell table:style-name="ce22" office:value-type="float" office:value="7128812190.09" calcext:value-type="float">
            <text:p>7.128.812.190,0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1959.06" calcext:value-type="float">
            <text:p>1.959,06</text:p>
          </table:table-cell>
          <table:table-cell table:style-name="ce14" office:value-type="float" office:value="73393.6" calcext:value-type="float">
            <text:p>73.393,60</text:p>
          </table:table-cell>
          <table:table-cell table:style-name="ce14" office:value-type="float" office:value="43385.45" calcext:value-type="float">
            <text:p>43.385,45</text:p>
          </table:table-cell>
          <table:table-cell table:style-name="ce14" office:value-type="float" office:value="2913.88" calcext:value-type="float">
            <text:p>2.913,88</text:p>
          </table:table-cell>
          <table:table-cell table:style-name="ce14" office:value-type="float" office:value="426959.43" calcext:value-type="float">
            <text:p>426.959,43</text:p>
          </table:table-cell>
          <table:table-cell table:style-name="ce14" office:value-type="float" office:value="4159908.53" calcext:value-type="float">
            <text:p>4.159.908,53</text:p>
          </table:table-cell>
          <table:table-cell table:style-name="ce14" office:value-type="float" office:value="44967504.76" calcext:value-type="float">
            <text:p>44.967.504,76</text:p>
          </table:table-cell>
          <table:table-cell table:style-name="ce14" office:value-type="float" office:value="1003968.41" calcext:value-type="float">
            <text:p>1.003.968,41</text:p>
          </table:table-cell>
          <table:table-cell table:style-name="ce14" office:value-type="float" office:value="89953.56" calcext:value-type="float">
            <text:p>89.953,56</text:p>
          </table:table-cell>
          <table:table-cell table:style-name="ce14" office:value-type="float" office:value="11249.16" calcext:value-type="float">
            <text:p>11.249,16</text:p>
          </table:table-cell>
          <table:table-cell table:style-name="ce14" office:value-type="float" office:value="6350178.48" calcext:value-type="float">
            <text:p>6.350.178,48</text:p>
          </table:table-cell>
          <table:table-cell table:style-name="ce14" office:value-type="float" office:value="7179.62" calcext:value-type="float">
            <text:p>7.179,62</text:p>
          </table:table-cell>
          <table:table-cell table:style-name="ce14" office:value-type="float" office:value="60244.54" calcext:value-type="float">
            <text:p>60.244,54</text:p>
          </table:table-cell>
          <table:table-cell table:style-name="ce14" office:value-type="float" office:value="2374435.86" calcext:value-type="float">
            <text:p>2.374.435,86</text:p>
          </table:table-cell>
          <table:table-cell table:style-name="ce14" office:value-type="float" office:value="4276.59" calcext:value-type="float">
            <text:p>4.276,59</text:p>
          </table:table-cell>
          <table:table-cell table:style-name="ce14" office:value-type="float" office:value="210769.62" calcext:value-type="float">
            <text:p>210.769,62</text:p>
          </table:table-cell>
          <table:table-cell table:style-name="ce14" office:value-type="float" office:value="5956.68" calcext:value-type="float">
            <text:p>5.956,68</text:p>
          </table:table-cell>
          <table:table-cell table:style-name="ce14" office:value-type="float" office:value="1921410.78" calcext:value-type="float">
            <text:p>1.921.410,78</text:p>
          </table:table-cell>
          <table:table-cell table:style-name="ce14" office:value-type="float" office:value="24296324.23" calcext:value-type="float">
            <text:p>24.296.324,23</text:p>
          </table:table-cell>
          <table:table-cell table:style-name="ce14" office:value-type="float" office:value="24510.35" calcext:value-type="float">
            <text:p>24.510,35</text:p>
          </table:table-cell>
          <table:table-cell table:style-name="ce14" office:value-type="float" office:value="67453.7" calcext:value-type="float">
            <text:p>67.453,70</text:p>
          </table:table-cell>
          <table:table-cell table:style-name="ce14" office:value-type="float" office:value="929.58" calcext:value-type="float">
            <text:p>929,58</text:p>
          </table:table-cell>
          <table:table-cell table:style-name="ce14" office:value-type="float" office:value="6092846.44" calcext:value-type="float">
            <text:p>6.092.846,44</text:p>
          </table:table-cell>
          <table:table-cell table:style-name="ce14" office:value-type="float" office:value="378908.7" calcext:value-type="float">
            <text:p>378.908,70</text:p>
          </table:table-cell>
          <table:table-cell table:style-name="ce14" office:value-type="float" office:value="355234.48" calcext:value-type="float">
            <text:p>355.234,48</text:p>
          </table:table-cell>
          <table:table-cell table:style-name="ce14" office:value-type="float" office:value="160311584.63" calcext:value-type="float">
            <text:p>160.311.584,63</text:p>
          </table:table-cell>
          <table:table-cell table:style-name="ce14" office:value-type="float" office:value="5550.48" calcext:value-type="float">
            <text:p>5.550,48</text:p>
          </table:table-cell>
          <table:table-cell table:style-name="ce22" office:value-type="float" office:value="253248990.6" calcext:value-type="float">
            <text:p>253.248.990,6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7577557.85" calcext:value-type="float">
            <text:p>7.577.557,85</text:p>
          </table:table-cell>
          <table:table-cell table:style-name="ce14" office:value-type="float" office:value="25396653.21" calcext:value-type="float">
            <text:p>25.396.653,21</text:p>
          </table:table-cell>
          <table:table-cell table:style-name="ce14" office:value-type="float" office:value="117515383.67" calcext:value-type="float">
            <text:p>117.515.383,67</text:p>
          </table:table-cell>
          <table:table-cell table:style-name="ce14" office:value-type="float" office:value="6008497.68" calcext:value-type="float">
            <text:p>6.008.497,68</text:p>
          </table:table-cell>
          <table:table-cell table:style-name="ce14" office:value-type="float" office:value="197825369.31" calcext:value-type="float">
            <text:p>197.825.369,31</text:p>
          </table:table-cell>
          <table:table-cell table:style-name="ce14" office:value-type="float" office:value="147933901.9" calcext:value-type="float">
            <text:p>147.933.901,90</text:p>
          </table:table-cell>
          <table:table-cell table:style-name="ce14" office:value-type="float" office:value="444817069.7" calcext:value-type="float">
            <text:p>444.817.069,70</text:p>
          </table:table-cell>
          <table:table-cell table:style-name="ce14" office:value-type="float" office:value="169219790.46" calcext:value-type="float">
            <text:p>169.219.790,46</text:p>
          </table:table-cell>
          <table:table-cell table:style-name="ce14" office:value-type="float" office:value="124114526.67" calcext:value-type="float">
            <text:p>124.114.526,67</text:p>
          </table:table-cell>
          <table:table-cell table:style-name="ce14" office:value-type="float" office:value="97253599.84" calcext:value-type="float">
            <text:p>97.253.599,84</text:p>
          </table:table-cell>
          <table:table-cell table:style-name="ce14" office:value-type="float" office:value="441146372.75" calcext:value-type="float">
            <text:p>441.146.372,75</text:p>
          </table:table-cell>
          <table:table-cell table:style-name="ce14" office:value-type="float" office:value="52122928.18" calcext:value-type="float">
            <text:p>52.122.928,18</text:p>
          </table:table-cell>
          <table:table-cell table:style-name="ce14" office:value-type="float" office:value="75988143.56" calcext:value-type="float">
            <text:p>75.988.143,56</text:p>
          </table:table-cell>
          <table:table-cell table:style-name="ce14" office:value-type="float" office:value="76643721.94" calcext:value-type="float">
            <text:p>76.643.721,94</text:p>
          </table:table-cell>
          <table:table-cell table:style-name="ce14" office:value-type="float" office:value="31421657.16" calcext:value-type="float">
            <text:p>31.421.657,16</text:p>
          </table:table-cell>
          <table:table-cell table:style-name="ce14" office:value-type="float" office:value="155779602.57" calcext:value-type="float">
            <text:p>155.779.602,57</text:p>
          </table:table-cell>
          <table:table-cell table:style-name="ce14" office:value-type="float" office:value="22248147.76" calcext:value-type="float">
            <text:p>22.248.147,76</text:p>
          </table:table-cell>
          <table:table-cell table:style-name="ce14" office:value-type="float" office:value="482512608.82" calcext:value-type="float">
            <text:p>482.512.608,82</text:p>
          </table:table-cell>
          <table:table-cell table:style-name="ce14" office:value-type="float" office:value="981058942.98" calcext:value-type="float">
            <text:p>981.058.942,98</text:p>
          </table:table-cell>
          <table:table-cell table:style-name="ce14" office:value-type="float" office:value="34936296.61" calcext:value-type="float">
            <text:p>34.936.296,61</text:p>
          </table:table-cell>
          <table:table-cell table:style-name="ce14" office:value-type="float" office:value="20686957.31" calcext:value-type="float">
            <text:p>20.686.957,31</text:p>
          </table:table-cell>
          <table:table-cell table:style-name="ce14" office:value-type="float" office:value="6746454.17" calcext:value-type="float">
            <text:p>6.746.454,17</text:p>
          </table:table-cell>
          <table:table-cell table:style-name="ce14" office:value-type="float" office:value="335675911.47" calcext:value-type="float">
            <text:p>335.675.911,47</text:p>
          </table:table-cell>
          <table:table-cell table:style-name="ce14" office:value-type="float" office:value="447841637.52" calcext:value-type="float">
            <text:p>447.841.637,52</text:p>
          </table:table-cell>
          <table:table-cell table:style-name="ce14" office:value-type="float" office:value="33448453.55" calcext:value-type="float">
            <text:p>33.448.453,55</text:p>
          </table:table-cell>
          <table:table-cell table:style-name="ce14" office:value-type="float" office:value="2322852755.04" calcext:value-type="float">
            <text:p>2.322.852.755,04</text:p>
          </table:table-cell>
          <table:table-cell table:style-name="ce14" office:value-type="float" office:value="16790257.81" calcext:value-type="float">
            <text:p>16.790.257,81</text:p>
          </table:table-cell>
          <table:table-cell table:style-name="ce22" office:value-type="float" office:value="6875563199.49" calcext:value-type="float">
            <text:p>6.875.563.199,4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SLL</text:p>
          </table:table-cell>
          <table:table-cell table:style-name="ce14" office:value-type="float" office:value="5701895.96" calcext:value-type="float">
            <text:p>5.701.895,96</text:p>
          </table:table-cell>
          <table:table-cell table:style-name="ce14" office:value-type="float" office:value="20654844.05" calcext:value-type="float">
            <text:p>20.654.844,05</text:p>
          </table:table-cell>
          <table:table-cell table:style-name="ce14" office:value-type="float" office:value="164146586.68" calcext:value-type="float">
            <text:p>164.146.586,68</text:p>
          </table:table-cell>
          <table:table-cell table:style-name="ce14" office:value-type="float" office:value="3465574.26" calcext:value-type="float">
            <text:p>3.465.574,26</text:p>
          </table:table-cell>
          <table:table-cell table:style-name="ce14" office:value-type="float" office:value="234934035.79" calcext:value-type="float">
            <text:p>234.934.035,79</text:p>
          </table:table-cell>
          <table:table-cell table:style-name="ce14" office:value-type="float" office:value="136996007.19" calcext:value-type="float">
            <text:p>136.996.007,19</text:p>
          </table:table-cell>
          <table:table-cell table:style-name="ce14" office:value-type="float" office:value="262456431.98" calcext:value-type="float">
            <text:p>262.456.431,98</text:p>
          </table:table-cell>
          <table:table-cell table:style-name="ce14" office:value-type="float" office:value="108872030.72" calcext:value-type="float">
            <text:p>108.872.030,72</text:p>
          </table:table-cell>
          <table:table-cell table:style-name="ce14" office:value-type="float" office:value="121993686.09" calcext:value-type="float">
            <text:p>121.993.686,09</text:p>
          </table:table-cell>
          <table:table-cell table:style-name="ce14" office:value-type="float" office:value="44694353.01" calcext:value-type="float">
            <text:p>44.694.353,01</text:p>
          </table:table-cell>
          <table:table-cell table:style-name="ce14" office:value-type="float" office:value="660120206.51" calcext:value-type="float">
            <text:p>660.120.206,51</text:p>
          </table:table-cell>
          <table:table-cell table:style-name="ce14" office:value-type="float" office:value="57649219.22" calcext:value-type="float">
            <text:p>57.649.219,22</text:p>
          </table:table-cell>
          <table:table-cell table:style-name="ce14" office:value-type="float" office:value="122949187.62" calcext:value-type="float">
            <text:p>122.949.187,62</text:p>
          </table:table-cell>
          <table:table-cell table:style-name="ce14" office:value-type="float" office:value="85730143.69" calcext:value-type="float">
            <text:p>85.730.143,69</text:p>
          </table:table-cell>
          <table:table-cell table:style-name="ce14" office:value-type="float" office:value="37337120.43" calcext:value-type="float">
            <text:p>37.337.120,43</text:p>
          </table:table-cell>
          <table:table-cell table:style-name="ce14" office:value-type="float" office:value="104301430.24" calcext:value-type="float">
            <text:p>104.301.430,24</text:p>
          </table:table-cell>
          <table:table-cell table:style-name="ce14" office:value-type="float" office:value="20102967.87" calcext:value-type="float">
            <text:p>20.102.967,87</text:p>
          </table:table-cell>
          <table:table-cell table:style-name="ce14" office:value-type="float" office:value="354366430.31" calcext:value-type="float">
            <text:p>354.366.430,31</text:p>
          </table:table-cell>
          <table:table-cell table:style-name="ce14" office:value-type="float" office:value="1530599564.99" calcext:value-type="float">
            <text:p>1.530.599.564,99</text:p>
          </table:table-cell>
          <table:table-cell table:style-name="ce14" office:value-type="float" office:value="31507835.64" calcext:value-type="float">
            <text:p>31.507.835,64</text:p>
          </table:table-cell>
          <table:table-cell table:style-name="ce14" office:value-type="float" office:value="16802488.81" calcext:value-type="float">
            <text:p>16.802.488,81</text:p>
          </table:table-cell>
          <table:table-cell table:style-name="ce14" office:value-type="float" office:value="6085354.03" calcext:value-type="float">
            <text:p>6.085.354,03</text:p>
          </table:table-cell>
          <table:table-cell table:style-name="ce14" office:value-type="float" office:value="382916188.88" calcext:value-type="float">
            <text:p>382.916.188,88</text:p>
          </table:table-cell>
          <table:table-cell table:style-name="ce14" office:value-type="float" office:value="281379847.58" calcext:value-type="float">
            <text:p>281.379.847,58</text:p>
          </table:table-cell>
          <table:table-cell table:style-name="ce14" office:value-type="float" office:value="26751486.15" calcext:value-type="float">
            <text:p>26.751.486,15</text:p>
          </table:table-cell>
          <table:table-cell table:style-name="ce14" office:value-type="float" office:value="3540370054.83" calcext:value-type="float">
            <text:p>3.540.370.054,83</text:p>
          </table:table-cell>
          <table:table-cell table:style-name="ce14" office:value-type="float" office:value="23591116.77" calcext:value-type="float">
            <text:p>23.591.116,77</text:p>
          </table:table-cell>
          <table:table-cell table:style-name="ce22" office:value-type="float" office:value="8386476089.3" calcext:value-type="float">
            <text:p>8.386.476.089,3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FINANCEIRAS</text:p>
          </table:table-cell>
          <table:table-cell table:style-name="ce14" office:value-type="float" office:value="40141.39" calcext:value-type="float">
            <text:p>40.141,39</text:p>
          </table:table-cell>
          <table:table-cell table:style-name="ce14" office:value-type="float" office:value="291.02" calcext:value-type="float">
            <text:p>291,02</text:p>
          </table:table-cell>
          <table:table-cell table:style-name="ce14" office:value-type="float" office:value="241602.9" calcext:value-type="float">
            <text:p>241.602,9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39147.24" calcext:value-type="float">
            <text:p>1.939.147,24</text:p>
          </table:table-cell>
          <table:table-cell table:style-name="ce14" office:value-type="float" office:value="20330886.11" calcext:value-type="float">
            <text:p>20.330.886,11</text:p>
          </table:table-cell>
          <table:table-cell table:style-name="ce14" office:value-type="float" office:value="34600574.76" calcext:value-type="float">
            <text:p>34.600.574,76</text:p>
          </table:table-cell>
          <table:table-cell table:style-name="ce14" office:value-type="float" office:value="10019339.37" calcext:value-type="float">
            <text:p>10.019.339,37</text:p>
          </table:table-cell>
          <table:table-cell table:style-name="ce14" office:value-type="float" office:value="883856.58" calcext:value-type="float">
            <text:p>883.856,58</text:p>
          </table:table-cell>
          <table:table-cell table:style-name="ce14" office:value-type="float" office:value="254.57" calcext:value-type="float">
            <text:p>254,57</text:p>
          </table:table-cell>
          <table:table-cell table:style-name="ce14" office:value-type="float" office:value="8328411.19" calcext:value-type="float">
            <text:p>8.328.411,19</text:p>
          </table:table-cell>
          <table:table-cell table:style-name="ce14" office:value-type="float" office:value="32670.74" calcext:value-type="float">
            <text:p>32.670,74</text:p>
          </table:table-cell>
          <table:table-cell table:style-name="ce14" office:value-type="float" office:value="201097.23" calcext:value-type="float">
            <text:p>201.097,23</text:p>
          </table:table-cell>
          <table:table-cell table:style-name="ce14" office:value-type="float" office:value="18871052.01" calcext:value-type="float">
            <text:p>18.871.052,01</text:p>
          </table:table-cell>
          <table:table-cell table:style-name="ce14" office:value-type="float" office:value="5328" calcext:value-type="float">
            <text:p>5.328,00</text:p>
          </table:table-cell>
          <table:table-cell table:style-name="ce14" office:value-type="float" office:value="351678.39" calcext:value-type="float">
            <text:p>351.678,39</text:p>
          </table:table-cell>
          <table:table-cell table:style-name="ce14" office:value-type="float" office:value="961.01" calcext:value-type="float">
            <text:p>961,01</text:p>
          </table:table-cell>
          <table:table-cell table:style-name="ce14" office:value-type="float" office:value="15510277.83" calcext:value-type="float">
            <text:p>15.510.277,83</text:p>
          </table:table-cell>
          <table:table-cell table:style-name="ce14" office:value-type="float" office:value="98235191.71" calcext:value-type="float">
            <text:p>98.235.191,71</text:p>
          </table:table-cell>
          <table:table-cell table:style-name="ce14" office:value-type="float" office:value="4218.78" calcext:value-type="float">
            <text:p>4.218,78</text:p>
          </table:table-cell>
          <table:table-cell table:style-name="ce14" office:value-type="float" office:value="369224.97" calcext:value-type="float">
            <text:p>369.224,97</text:p>
          </table:table-cell>
          <table:table-cell table:style-name="ce14" office:value-type="float" office:value="2626.66" calcext:value-type="float">
            <text:p>2.626,66</text:p>
          </table:table-cell>
          <table:table-cell table:style-name="ce14" office:value-type="float" office:value="28818860.82" calcext:value-type="float">
            <text:p>28.818.860,82</text:p>
          </table:table-cell>
          <table:table-cell table:style-name="ce14" office:value-type="float" office:value="2237095.2" calcext:value-type="float">
            <text:p>2.237.095,20</text:p>
          </table:table-cell>
          <table:table-cell table:style-name="ce14" office:value-type="float" office:value="1838339.5" calcext:value-type="float">
            <text:p>1.838.339,50</text:p>
          </table:table-cell>
          <table:table-cell table:style-name="ce14" office:value-type="float" office:value="802340355.11" calcext:value-type="float">
            <text:p>802.340.355,11</text:p>
          </table:table-cell>
          <table:table-cell table:style-name="ce14" office:value-type="float" office:value="14979.75" calcext:value-type="float">
            <text:p>14.979,75</text:p>
          </table:table-cell>
          <table:table-cell table:style-name="ce22" office:value-type="float" office:value="1045218462.84" calcext:value-type="float">
            <text:p>1.045.218.462,8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DEMAIS</text:p>
          </table:table-cell>
          <table:table-cell table:style-name="ce14" office:value-type="float" office:value="5661754.57" calcext:value-type="float">
            <text:p>5.661.754,57</text:p>
          </table:table-cell>
          <table:table-cell table:style-name="ce14" office:value-type="float" office:value="20654553.03" calcext:value-type="float">
            <text:p>20.654.553,03</text:p>
          </table:table-cell>
          <table:table-cell table:style-name="ce14" office:value-type="float" office:value="163904983.78" calcext:value-type="float">
            <text:p>163.904.983,78</text:p>
          </table:table-cell>
          <table:table-cell table:style-name="ce14" office:value-type="float" office:value="3465574.26" calcext:value-type="float">
            <text:p>3.465.574,26</text:p>
          </table:table-cell>
          <table:table-cell table:style-name="ce14" office:value-type="float" office:value="232994888.55" calcext:value-type="float">
            <text:p>232.994.888,55</text:p>
          </table:table-cell>
          <table:table-cell table:style-name="ce14" office:value-type="float" office:value="116665121.08" calcext:value-type="float">
            <text:p>116.665.121,08</text:p>
          </table:table-cell>
          <table:table-cell table:style-name="ce14" office:value-type="float" office:value="227855857.22" calcext:value-type="float">
            <text:p>227.855.857,22</text:p>
          </table:table-cell>
          <table:table-cell table:style-name="ce14" office:value-type="float" office:value="98852691.35" calcext:value-type="float">
            <text:p>98.852.691,35</text:p>
          </table:table-cell>
          <table:table-cell table:style-name="ce14" office:value-type="float" office:value="121109829.51" calcext:value-type="float">
            <text:p>121.109.829,51</text:p>
          </table:table-cell>
          <table:table-cell table:style-name="ce14" office:value-type="float" office:value="44694098.44" calcext:value-type="float">
            <text:p>44.694.098,44</text:p>
          </table:table-cell>
          <table:table-cell table:style-name="ce14" office:value-type="float" office:value="651791795.32" calcext:value-type="float">
            <text:p>651.791.795,32</text:p>
          </table:table-cell>
          <table:table-cell table:style-name="ce14" office:value-type="float" office:value="57616548.48" calcext:value-type="float">
            <text:p>57.616.548,48</text:p>
          </table:table-cell>
          <table:table-cell table:style-name="ce14" office:value-type="float" office:value="122748090.39" calcext:value-type="float">
            <text:p>122.748.090,39</text:p>
          </table:table-cell>
          <table:table-cell table:style-name="ce14" office:value-type="float" office:value="66859091.68" calcext:value-type="float">
            <text:p>66.859.091,68</text:p>
          </table:table-cell>
          <table:table-cell table:style-name="ce14" office:value-type="float" office:value="37331792.43" calcext:value-type="float">
            <text:p>37.331.792,43</text:p>
          </table:table-cell>
          <table:table-cell table:style-name="ce14" office:value-type="float" office:value="103949751.85" calcext:value-type="float">
            <text:p>103.949.751,85</text:p>
          </table:table-cell>
          <table:table-cell table:style-name="ce14" office:value-type="float" office:value="20102006.86" calcext:value-type="float">
            <text:p>20.102.006,86</text:p>
          </table:table-cell>
          <table:table-cell table:style-name="ce14" office:value-type="float" office:value="338856152.48" calcext:value-type="float">
            <text:p>338.856.152,48</text:p>
          </table:table-cell>
          <table:table-cell table:style-name="ce14" office:value-type="float" office:value="1432364373.28" calcext:value-type="float">
            <text:p>1.432.364.373,28</text:p>
          </table:table-cell>
          <table:table-cell table:style-name="ce14" office:value-type="float" office:value="31503616.86" calcext:value-type="float">
            <text:p>31.503.616,86</text:p>
          </table:table-cell>
          <table:table-cell table:style-name="ce14" office:value-type="float" office:value="16433263.84" calcext:value-type="float">
            <text:p>16.433.263,84</text:p>
          </table:table-cell>
          <table:table-cell table:style-name="ce14" office:value-type="float" office:value="6082727.37" calcext:value-type="float">
            <text:p>6.082.727,37</text:p>
          </table:table-cell>
          <table:table-cell table:style-name="ce14" office:value-type="float" office:value="354097328.06" calcext:value-type="float">
            <text:p>354.097.328,06</text:p>
          </table:table-cell>
          <table:table-cell table:style-name="ce14" office:value-type="float" office:value="279142752.38" calcext:value-type="float">
            <text:p>279.142.752,38</text:p>
          </table:table-cell>
          <table:table-cell table:style-name="ce14" office:value-type="float" office:value="24913146.65" calcext:value-type="float">
            <text:p>24.913.146,65</text:p>
          </table:table-cell>
          <table:table-cell table:style-name="ce14" office:value-type="float" office:value="2738029699.72" calcext:value-type="float">
            <text:p>2.738.029.699,72</text:p>
          </table:table-cell>
          <table:table-cell table:style-name="ce14" office:value-type="float" office:value="23576137.02" calcext:value-type="float">
            <text:p>23.576.137,02</text:p>
          </table:table-cell>
          <table:table-cell table:style-name="ce22" office:value-type="float" office:value="7341257626.46" calcext:value-type="float">
            <text:p>7.341.257.626,4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IDE-COMBUSTÍVEIS 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958.42" calcext:value-type="float">
            <text:p>10.958,42</text:p>
          </table:table-cell>
          <table:table-cell table:style-name="ce14" office:value-type="float" office:value="1501856.6" calcext:value-type="float">
            <text:p>1.501.856,6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71.74" calcext:value-type="float">
            <text:p>671,74</text:p>
          </table:table-cell>
          <table:table-cell table:style-name="ce14" office:value-type="float" office:value="4055914.5" calcext:value-type="float">
            <text:p>4.055.914,5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3189.71" calcext:value-type="float">
            <text:p>33.189,71</text:p>
          </table:table-cell>
          <table:table-cell table:style-name="ce14" office:value-type="float" office:value="5005.47" calcext:value-type="float">
            <text:p>5.005,47</text:p>
          </table:table-cell>
          <table:table-cell table:style-name="ce14" office:value-type="float" office:value="15624523.72" calcext:value-type="float">
            <text:p>15.624.523,72</text:p>
          </table:table-cell>
          <table:table-cell table:style-name="ce14" office:value-type="float" office:value="188.08" calcext:value-type="float">
            <text:p>188,08</text:p>
          </table:table-cell>
          <table:table-cell table:style-name="ce14" office:value-type="float" office:value="291.56" calcext:value-type="float">
            <text:p>291,56</text:p>
          </table:table-cell>
          <table:table-cell table:style-name="ce14" office:value-type="float" office:value="198047.94" calcext:value-type="float">
            <text:p>198.047,94</text:p>
          </table:table-cell>
          <table:table-cell table:style-name="ce14" office:value-type="float" office:value="2712391.92" calcext:value-type="float">
            <text:p>2.712.391,9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828788.8" calcext:value-type="float">
            <text:p>4.828.788,8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271194.97" calcext:value-type="float">
            <text:p>2.271.194,97</text:p>
          </table:table-cell>
          <table:table-cell table:style-name="ce14" office:value-type="float" office:value="194886528.82" calcext:value-type="float">
            <text:p>194.886.528,82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3301146.98" calcext:value-type="float">
            <text:p>3.301.146,98</text:p>
          </table:table-cell>
          <table:table-cell table:style-name="ce14" office:value-type="float" office:value="765.05" calcext:value-type="float">
            <text:p>765,0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166769.16" calcext:value-type="float">
            <text:p>9.166.769,16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238598233.44" calcext:value-type="float">
            <text:p>238.598.233,4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PSSS - Contrib. p/ o Plano de Segurid. Social Serv. Público</text:p>
          </table:table-cell>
          <table:table-cell table:style-name="ce14" office:value-type="float" office:value="8249526.55" calcext:value-type="float">
            <text:p>8.249.526,55</text:p>
          </table:table-cell>
          <table:table-cell table:style-name="ce14" office:value-type="float" office:value="26934476.34" calcext:value-type="float">
            <text:p>26.934.476,34</text:p>
          </table:table-cell>
          <table:table-cell table:style-name="ce14" office:value-type="float" office:value="28318473.26" calcext:value-type="float">
            <text:p>28.318.473,26</text:p>
          </table:table-cell>
          <table:table-cell table:style-name="ce14" office:value-type="float" office:value="22835636.44" calcext:value-type="float">
            <text:p>22.835.636,44</text:p>
          </table:table-cell>
          <table:table-cell table:style-name="ce14" office:value-type="float" office:value="73594841.25" calcext:value-type="float">
            <text:p>73.594.841,25</text:p>
          </table:table-cell>
          <table:table-cell table:style-name="ce14" office:value-type="float" office:value="55871048.26" calcext:value-type="float">
            <text:p>55.871.048,26</text:p>
          </table:table-cell>
          <table:table-cell table:style-name="ce14" office:value-type="float" office:value="1490404826.27" calcext:value-type="float">
            <text:p>1.490.404.826,27</text:p>
          </table:table-cell>
          <table:table-cell table:style-name="ce14" office:value-type="float" office:value="33033116.37" calcext:value-type="float">
            <text:p>33.033.116,37</text:p>
          </table:table-cell>
          <table:table-cell table:style-name="ce14" office:value-type="float" office:value="65181348.27" calcext:value-type="float">
            <text:p>65.181.348,27</text:p>
          </table:table-cell>
          <table:table-cell table:style-name="ce14" office:value-type="float" office:value="31176626.94" calcext:value-type="float">
            <text:p>31.176.626,94</text:p>
          </table:table-cell>
          <table:table-cell table:style-name="ce14" office:value-type="float" office:value="188402471.99" calcext:value-type="float">
            <text:p>188.402.471,99</text:p>
          </table:table-cell>
          <table:table-cell table:style-name="ce14" office:value-type="float" office:value="26575023.99" calcext:value-type="float">
            <text:p>26.575.023,99</text:p>
          </table:table-cell>
          <table:table-cell table:style-name="ce14" office:value-type="float" office:value="28520954.23" calcext:value-type="float">
            <text:p>28.520.954,23</text:p>
          </table:table-cell>
          <table:table-cell table:style-name="ce14" office:value-type="float" office:value="50215344.75" calcext:value-type="float">
            <text:p>50.215.344,75</text:p>
          </table:table-cell>
          <table:table-cell table:style-name="ce14" office:value-type="float" office:value="57815675.32" calcext:value-type="float">
            <text:p>57.815.675,32</text:p>
          </table:table-cell>
          <table:table-cell table:style-name="ce14" office:value-type="float" office:value="98026700.24" calcext:value-type="float">
            <text:p>98.026.700,24</text:p>
          </table:table-cell>
          <table:table-cell table:style-name="ce14" office:value-type="float" office:value="25186770.52" calcext:value-type="float">
            <text:p>25.186.770,52</text:p>
          </table:table-cell>
          <table:table-cell table:style-name="ce14" office:value-type="float" office:value="85418199.21" calcext:value-type="float">
            <text:p>85.418.199,21</text:p>
          </table:table-cell>
          <table:table-cell table:style-name="ce14" office:value-type="float" office:value="295430694.07" calcext:value-type="float">
            <text:p>295.430.694,07</text:p>
          </table:table-cell>
          <table:table-cell table:style-name="ce14" office:value-type="float" office:value="45660011.44" calcext:value-type="float">
            <text:p>45.660.011,44</text:p>
          </table:table-cell>
          <table:table-cell table:style-name="ce14" office:value-type="float" office:value="26200839.79" calcext:value-type="float">
            <text:p>26.200.839,79</text:p>
          </table:table-cell>
          <table:table-cell table:style-name="ce14" office:value-type="float" office:value="13076473.02" calcext:value-type="float">
            <text:p>13.076.473,02</text:p>
          </table:table-cell>
          <table:table-cell table:style-name="ce14" office:value-type="float" office:value="146472529.99" calcext:value-type="float">
            <text:p>146.472.529,99</text:p>
          </table:table-cell>
          <table:table-cell table:style-name="ce14" office:value-type="float" office:value="63832539.54" calcext:value-type="float">
            <text:p>63.832.539,54</text:p>
          </table:table-cell>
          <table:table-cell table:style-name="ce14" office:value-type="float" office:value="22043488.61" calcext:value-type="float">
            <text:p>22.043.488,61</text:p>
          </table:table-cell>
          <table:table-cell table:style-name="ce14" office:value-type="float" office:value="170365680.59" calcext:value-type="float">
            <text:p>170.365.680,59</text:p>
          </table:table-cell>
          <table:table-cell table:style-name="ce14" office:value-type="float" office:value="12201796.86" calcext:value-type="float">
            <text:p>12.201.796,86</text:p>
          </table:table-cell>
          <table:table-cell table:style-name="ce22" office:value-type="float" office:value="3191045114.11" calcext:value-type="float">
            <text:p>3.191.045.114,1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OUTRAS RECEITAS ADMINISTRADAS</text:p>
          </table:table-cell>
          <table:table-cell table:style-name="ce15" office:value-type="float" office:value="1198779.41" calcext:value-type="float">
            <text:p>1.198.779,41</text:p>
          </table:table-cell>
          <table:table-cell table:style-name="ce15" office:value-type="float" office:value="3881535.86" calcext:value-type="float">
            <text:p>3.881.535,86</text:p>
          </table:table-cell>
          <table:table-cell table:style-name="ce15" office:value-type="float" office:value="11119355.42" calcext:value-type="float">
            <text:p>11.119.355,42</text:p>
          </table:table-cell>
          <table:table-cell table:style-name="ce15" office:value-type="float" office:value="10894.98" calcext:value-type="float">
            <text:p>10.894,98</text:p>
          </table:table-cell>
          <table:table-cell table:style-name="ce15" office:value-type="float" office:value="1680632.04" calcext:value-type="float">
            <text:p>1.680.632,04</text:p>
          </table:table-cell>
          <table:table-cell table:style-name="ce15" office:value-type="float" office:value="9660353.63" calcext:value-type="float">
            <text:p>9.660.353,63</text:p>
          </table:table-cell>
          <table:table-cell table:style-name="ce15" office:value-type="float" office:value="727515820.9" calcext:value-type="float">
            <text:p>727.515.820,90</text:p>
          </table:table-cell>
          <table:table-cell table:style-name="ce15" office:value-type="float" office:value="14652747.09" calcext:value-type="float">
            <text:p>14.652.747,09</text:p>
          </table:table-cell>
          <table:table-cell table:style-name="ce15" office:value-type="float" office:value="33039510.43" calcext:value-type="float">
            <text:p>33.039.510,43</text:p>
          </table:table-cell>
          <table:table-cell table:style-name="ce15" office:value-type="float" office:value="3167369.94" calcext:value-type="float">
            <text:p>3.167.369,94</text:p>
          </table:table-cell>
          <table:table-cell table:style-name="ce15" office:value-type="float" office:value="15023792.62" calcext:value-type="float">
            <text:p>15.023.792,62</text:p>
          </table:table-cell>
          <table:table-cell table:style-name="ce15" office:value-type="float" office:value="8812835.53" calcext:value-type="float">
            <text:p>8.812.835,53</text:p>
          </table:table-cell>
          <table:table-cell table:style-name="ce15" office:value-type="float" office:value="6332421.04" calcext:value-type="float">
            <text:p>6.332.421,04</text:p>
          </table:table-cell>
          <table:table-cell table:style-name="ce15" office:value-type="float" office:value="6171726.52" calcext:value-type="float">
            <text:p>6.171.726,52</text:p>
          </table:table-cell>
          <table:table-cell table:style-name="ce15" office:value-type="float" office:value="3802440.33" calcext:value-type="float">
            <text:p>3.802.440,33</text:p>
          </table:table-cell>
          <table:table-cell table:style-name="ce15" office:value-type="float" office:value="25557232.81" calcext:value-type="float">
            <text:p>25.557.232,81</text:p>
          </table:table-cell>
          <table:table-cell table:style-name="ce15" office:value-type="float" office:value="1857903.3" calcext:value-type="float">
            <text:p>1.857.903,30</text:p>
          </table:table-cell>
          <table:table-cell table:style-name="ce15" office:value-type="float" office:value="45175266.15" calcext:value-type="float">
            <text:p>45.175.266,15</text:p>
          </table:table-cell>
          <table:table-cell table:style-name="ce15" office:value-type="float" office:value="675729568.5" calcext:value-type="float">
            <text:p>675.729.568,50</text:p>
          </table:table-cell>
          <table:table-cell table:style-name="ce15" office:value-type="float" office:value="3040271.83" calcext:value-type="float">
            <text:p>3.040.271,83</text:p>
          </table:table-cell>
          <table:table-cell table:style-name="ce15" office:value-type="float" office:value="2945015.82" calcext:value-type="float">
            <text:p>2.945.015,82</text:p>
          </table:table-cell>
          <table:table-cell table:style-name="ce15" office:value-type="float" office:value="487831.11" calcext:value-type="float">
            <text:p>487.831,11</text:p>
          </table:table-cell>
          <table:table-cell table:style-name="ce15" office:value-type="float" office:value="37631877.17" calcext:value-type="float">
            <text:p>37.631.877,17</text:p>
          </table:table-cell>
          <table:table-cell table:style-name="ce15" office:value-type="float" office:value="59336247.89" calcext:value-type="float">
            <text:p>59.336.247,89</text:p>
          </table:table-cell>
          <table:table-cell table:style-name="ce15" office:value-type="float" office:value="3619832.91" calcext:value-type="float">
            <text:p>3.619.832,91</text:p>
          </table:table-cell>
          <table:table-cell table:style-name="ce15" office:value-type="float" office:value="666552437.35" calcext:value-type="float">
            <text:p>666.552.437,35</text:p>
          </table:table-cell>
          <table:table-cell table:style-name="ce15" office:value-type="float" office:value="2261764.41" calcext:value-type="float">
            <text:p>2.261.764,41</text:p>
          </table:table-cell>
          <table:table-cell table:style-name="ce23" office:value-type="float" office:value="2370265464.99" calcext:value-type="float">
            <text:p>2.370.265.464,99</text:p>
          </table:table-cell>
          <table:table-cell table:style-name="ce19" table:number-columns-repeated="2"/>
          <table:table-cell table:number-columns-repeated="993"/>
        </table:table-row>
        <table:table-row table:style-name="ro7">
          <table:table-cell table:style-name="ce8" office:value-type="string" calcext:value-type="string">
            <text:p>SUBTOTAL [A]</text:p>
          </table:table-cell>
          <table:table-cell table:style-name="ce16" office:value-type="float" office:value="64830006.87" calcext:value-type="float">
            <text:p>64.830.006,87</text:p>
          </table:table-cell>
          <table:table-cell table:style-name="ce16" office:value-type="float" office:value="282794108.86" calcext:value-type="float">
            <text:p>282.794.108,86</text:p>
          </table:table-cell>
          <table:table-cell table:style-name="ce16" office:value-type="float" office:value="1193599159.53" calcext:value-type="float">
            <text:p>1.193.599.159,53</text:p>
          </table:table-cell>
          <table:table-cell table:style-name="ce16" office:value-type="float" office:value="68823421.87" calcext:value-type="float">
            <text:p>68.823.421,87</text:p>
          </table:table-cell>
          <table:table-cell table:style-name="ce16" office:value-type="float" office:value="2299848232.51" calcext:value-type="float">
            <text:p>2.299.848.232,51</text:p>
          </table:table-cell>
          <table:table-cell table:style-name="ce16" office:value-type="float" office:value="1531285263.56" calcext:value-type="float">
            <text:p>1.531.285.263,56</text:p>
          </table:table-cell>
          <table:table-cell table:style-name="ce16" office:value-type="float" office:value="9288990209.51" calcext:value-type="float">
            <text:p>9.288.990.209,51</text:p>
          </table:table-cell>
          <table:table-cell table:style-name="ce16" office:value-type="float" office:value="1981665076.35" calcext:value-type="float">
            <text:p>1.981.665.076,35</text:p>
          </table:table-cell>
          <table:table-cell table:style-name="ce16" office:value-type="float" office:value="1490756778.81" calcext:value-type="float">
            <text:p>1.490.756.778,81</text:p>
          </table:table-cell>
          <table:table-cell table:style-name="ce16" office:value-type="float" office:value="720163652.25" calcext:value-type="float">
            <text:p>720.163.652,25</text:p>
          </table:table-cell>
          <table:table-cell table:style-name="ce16" office:value-type="float" office:value="6415643191.03" calcext:value-type="float">
            <text:p>6.415.643.191,03</text:p>
          </table:table-cell>
          <table:table-cell table:style-name="ce16" office:value-type="float" office:value="757643391.47" calcext:value-type="float">
            <text:p>757.643.391,47</text:p>
          </table:table-cell>
          <table:table-cell table:style-name="ce16" office:value-type="float" office:value="1037346624.73" calcext:value-type="float">
            <text:p>1.037.346.624,73</text:p>
          </table:table-cell>
          <table:table-cell table:style-name="ce16" office:value-type="float" office:value="831715760.01" calcext:value-type="float">
            <text:p>831.715.760,01</text:p>
          </table:table-cell>
          <table:table-cell table:style-name="ce16" office:value-type="float" office:value="396555972.06" calcext:value-type="float">
            <text:p>396.555.972,06</text:p>
          </table:table-cell>
          <table:table-cell table:style-name="ce16" office:value-type="float" office:value="1642047037.61" calcext:value-type="float">
            <text:p>1.642.047.037,61</text:p>
          </table:table-cell>
          <table:table-cell table:style-name="ce16" office:value-type="float" office:value="239362321.35" calcext:value-type="float">
            <text:p>239.362.321,35</text:p>
          </table:table-cell>
          <table:table-cell table:style-name="ce16" office:value-type="float" office:value="5367657602.76" calcext:value-type="float">
            <text:p>5.367.657.602,76</text:p>
          </table:table-cell>
          <table:table-cell table:style-name="ce16" office:value-type="float" office:value="14895443843.7" calcext:value-type="float">
            <text:p>14.895.443.843,70</text:p>
          </table:table-cell>
          <table:table-cell table:style-name="ce16" office:value-type="float" office:value="355589016.46" calcext:value-type="float">
            <text:p>355.589.016,46</text:p>
          </table:table-cell>
          <table:table-cell table:style-name="ce16" office:value-type="float" office:value="223620938.75" calcext:value-type="float">
            <text:p>223.620.938,75</text:p>
          </table:table-cell>
          <table:table-cell table:style-name="ce16" office:value-type="float" office:value="64442584.79" calcext:value-type="float">
            <text:p>64.442.584,79</text:p>
          </table:table-cell>
          <table:table-cell table:style-name="ce16" office:value-type="float" office:value="4888472019.08" calcext:value-type="float">
            <text:p>4.888.472.019,08</text:p>
          </table:table-cell>
          <table:table-cell table:style-name="ce16" office:value-type="float" office:value="6062972534.09" calcext:value-type="float">
            <text:p>6.062.972.534,09</text:p>
          </table:table-cell>
          <table:table-cell table:style-name="ce16" office:value-type="float" office:value="299741624.76" calcext:value-type="float">
            <text:p>299.741.624,76</text:p>
          </table:table-cell>
          <table:table-cell table:style-name="ce16" office:value-type="float" office:value="41750199689.06" calcext:value-type="float">
            <text:p>41.750.199.689,06</text:p>
          </table:table-cell>
          <table:table-cell table:style-name="ce16" office:value-type="float" office:value="188179009.48" calcext:value-type="float">
            <text:p>188.179.009,48</text:p>
          </table:table-cell>
          <table:table-cell table:style-name="ce24" office:value-type="float" office:value="104339389071.31" calcext:value-type="float">
            <text:p>104.339.389.071,31</text:p>
          </table:table-cell>
          <table:table-cell table:style-name="ce19"/>
          <table:table-cell table:style-name="ce28" table:number-columns-repeated="994"/>
        </table:table-row>
        <table:table-row table:style-name="ro4">
          <table:table-cell table:style-name="ce9" office:value-type="string" calcext:value-type="string">
            <text:p>RECEITA PREVIDENCIÁRIA [B]</text:p>
          </table:table-cell>
          <table:table-cell table:style-name="ce17" office:value-type="float" office:value="73726252.5049572" calcext:value-type="float">
            <text:p>73.726.252,50</text:p>
          </table:table-cell>
          <table:table-cell table:style-name="ce17" office:value-type="float" office:value="230463599.347792" calcext:value-type="float">
            <text:p>230.463.599,35</text:p>
          </table:table-cell>
          <table:table-cell table:style-name="ce17" office:value-type="float" office:value="422654742.408306" calcext:value-type="float">
            <text:p>422.654.742,41</text:p>
          </table:table-cell>
          <table:table-cell table:style-name="ce17" office:value-type="float" office:value="49256412.1718477" calcext:value-type="float">
            <text:p>49.256.412,17</text:p>
          </table:table-cell>
          <table:table-cell table:style-name="ce17" office:value-type="float" office:value="1335785082.88558" calcext:value-type="float">
            <text:p>1.335.785.082,89</text:p>
          </table:table-cell>
          <table:table-cell table:style-name="ce17" office:value-type="float" office:value="900438345.549513" calcext:value-type="float">
            <text:p>900.438.345,55</text:p>
          </table:table-cell>
          <table:table-cell table:style-name="ce17" office:value-type="float" office:value="1600908826.8905" calcext:value-type="float">
            <text:p>1.600.908.826,89</text:p>
          </table:table-cell>
          <table:table-cell table:style-name="ce17" office:value-type="float" office:value="673302670.584812" calcext:value-type="float">
            <text:p>673.302.670,58</text:p>
          </table:table-cell>
          <table:table-cell table:style-name="ce17" office:value-type="float" office:value="887339310.81571" calcext:value-type="float">
            <text:p>887.339.310,82</text:p>
          </table:table-cell>
          <table:table-cell table:style-name="ce17" office:value-type="float" office:value="378551746.618397" calcext:value-type="float">
            <text:p>378.551.746,62</text:p>
          </table:table-cell>
          <table:table-cell table:style-name="ce17" office:value-type="float" office:value="3604321310.04663" calcext:value-type="float">
            <text:p>3.604.321.310,05</text:p>
          </table:table-cell>
          <table:table-cell table:style-name="ce17" office:value-type="float" office:value="429109850.085731" calcext:value-type="float">
            <text:p>429.109.850,09</text:p>
          </table:table-cell>
          <table:table-cell table:style-name="ce17" office:value-type="float" office:value="635402177.458327" calcext:value-type="float">
            <text:p>635.402.177,46</text:p>
          </table:table-cell>
          <table:table-cell table:style-name="ce17" office:value-type="float" office:value="656382937.023443" calcext:value-type="float">
            <text:p>656.382.937,02</text:p>
          </table:table-cell>
          <table:table-cell table:style-name="ce17" office:value-type="float" office:value="351769961.127527" calcext:value-type="float">
            <text:p>351.769.961,13</text:p>
          </table:table-cell>
          <table:table-cell table:style-name="ce17" office:value-type="float" office:value="852390140.484718" calcext:value-type="float">
            <text:p>852.390.140,48</text:p>
          </table:table-cell>
          <table:table-cell table:style-name="ce17" office:value-type="float" office:value="238066442.499224" calcext:value-type="float">
            <text:p>238.066.442,50</text:p>
          </table:table-cell>
          <table:table-cell table:style-name="ce17" office:value-type="float" office:value="2515359794.35631" calcext:value-type="float">
            <text:p>2.515.359.794,36</text:p>
          </table:table-cell>
          <table:table-cell table:style-name="ce17" office:value-type="float" office:value="3855600203.25471" calcext:value-type="float">
            <text:p>3.855.600.203,25</text:p>
          </table:table-cell>
          <table:table-cell table:style-name="ce17" office:value-type="float" office:value="303306220.930945" calcext:value-type="float">
            <text:p>303.306.220,93</text:p>
          </table:table-cell>
          <table:table-cell table:style-name="ce17" office:value-type="float" office:value="172818452.956616" calcext:value-type="float">
            <text:p>172.818.452,96</text:p>
          </table:table-cell>
          <table:table-cell table:style-name="ce17" office:value-type="float" office:value="55284264.9117658" calcext:value-type="float">
            <text:p>55.284.264,91</text:p>
          </table:table-cell>
          <table:table-cell table:style-name="ce17" office:value-type="float" office:value="2452882033.76726" calcext:value-type="float">
            <text:p>2.452.882.033,77</text:p>
          </table:table-cell>
          <table:table-cell table:style-name="ce17" office:value-type="float" office:value="2153371325.18349" calcext:value-type="float">
            <text:p>2.153.371.325,18</text:p>
          </table:table-cell>
          <table:table-cell table:style-name="ce17" office:value-type="float" office:value="218045113.364083" calcext:value-type="float">
            <text:p>218.045.113,36</text:p>
          </table:table-cell>
          <table:table-cell table:style-name="ce17" office:value-type="float" office:value="15533496582.8954" calcext:value-type="float">
            <text:p>15.533.496.582,90</text:p>
          </table:table-cell>
          <table:table-cell table:style-name="ce17" office:value-type="float" office:value="158252081.046442" calcext:value-type="float">
            <text:p>158.252.081,05</text:p>
          </table:table-cell>
          <table:table-cell table:style-name="ce25" office:value-type="float" office:value="40738285881.17" calcext:value-type="float">
            <text:p>40.738.285.881,17</text:p>
          </table:table-cell>
          <table:table-cell table:style-name="ce19"/>
          <table:table-cell table:style-name="ce28" table:number-columns-repeated="994"/>
        </table:table-row>
        <table:table-row table:style-name="ro7">
          <table:table-cell table:style-name="ce8" office:value-type="string" calcext:value-type="string">
            <text:p>ADMINISTRADAS PELA RFB [C]=[A]+[B]</text:p>
          </table:table-cell>
          <table:table-cell table:style-name="ce16" office:value-type="float" office:value="138556259.374957" calcext:value-type="float">
            <text:p>138.556.259,37</text:p>
          </table:table-cell>
          <table:table-cell table:style-name="ce16" office:value-type="float" office:value="513257708.207792" calcext:value-type="float">
            <text:p>513.257.708,21</text:p>
          </table:table-cell>
          <table:table-cell table:style-name="ce16" office:value-type="float" office:value="1616253901.93831" calcext:value-type="float">
            <text:p>1.616.253.901,94</text:p>
          </table:table-cell>
          <table:table-cell table:style-name="ce16" office:value-type="float" office:value="118079834.041848" calcext:value-type="float">
            <text:p>118.079.834,04</text:p>
          </table:table-cell>
          <table:table-cell table:style-name="ce16" office:value-type="float" office:value="3635633315.39558" calcext:value-type="float">
            <text:p>3.635.633.315,40</text:p>
          </table:table-cell>
          <table:table-cell table:style-name="ce16" office:value-type="float" office:value="2431723609.10951" calcext:value-type="float">
            <text:p>2.431.723.609,11</text:p>
          </table:table-cell>
          <table:table-cell table:style-name="ce16" office:value-type="float" office:value="10889899036.4005" calcext:value-type="float">
            <text:p>10.889.899.036,40</text:p>
          </table:table-cell>
          <table:table-cell table:style-name="ce16" office:value-type="float" office:value="2654967746.93481" calcext:value-type="float">
            <text:p>2.654.967.746,93</text:p>
          </table:table-cell>
          <table:table-cell table:style-name="ce16" office:value-type="float" office:value="2378096089.62571" calcext:value-type="float">
            <text:p>2.378.096.089,63</text:p>
          </table:table-cell>
          <table:table-cell table:style-name="ce16" office:value-type="float" office:value="1098715398.8684" calcext:value-type="float">
            <text:p>1.098.715.398,87</text:p>
          </table:table-cell>
          <table:table-cell table:style-name="ce16" office:value-type="float" office:value="10019964501.0766" calcext:value-type="float">
            <text:p>10.019.964.501,08</text:p>
          </table:table-cell>
          <table:table-cell table:style-name="ce16" office:value-type="float" office:value="1186753241.55573" calcext:value-type="float">
            <text:p>1.186.753.241,56</text:p>
          </table:table-cell>
          <table:table-cell table:style-name="ce16" office:value-type="float" office:value="1672748802.18833" calcext:value-type="float">
            <text:p>1.672.748.802,19</text:p>
          </table:table-cell>
          <table:table-cell table:style-name="ce16" office:value-type="float" office:value="1488098697.03344" calcext:value-type="float">
            <text:p>1.488.098.697,03</text:p>
          </table:table-cell>
          <table:table-cell table:style-name="ce16" office:value-type="float" office:value="748325933.187527" calcext:value-type="float">
            <text:p>748.325.933,19</text:p>
          </table:table-cell>
          <table:table-cell table:style-name="ce16" office:value-type="float" office:value="2494437178.09472" calcext:value-type="float">
            <text:p>2.494.437.178,09</text:p>
          </table:table-cell>
          <table:table-cell table:style-name="ce16" office:value-type="float" office:value="477428763.849224" calcext:value-type="float">
            <text:p>477.428.763,85</text:p>
          </table:table-cell>
          <table:table-cell table:style-name="ce16" office:value-type="float" office:value="7883017397.11631" calcext:value-type="float">
            <text:p>7.883.017.397,12</text:p>
          </table:table-cell>
          <table:table-cell table:style-name="ce16" office:value-type="float" office:value="18751044046.9547" calcext:value-type="float">
            <text:p>18.751.044.046,95</text:p>
          </table:table-cell>
          <table:table-cell table:style-name="ce16" office:value-type="float" office:value="658895237.390945" calcext:value-type="float">
            <text:p>658.895.237,39</text:p>
          </table:table-cell>
          <table:table-cell table:style-name="ce16" office:value-type="float" office:value="396439391.706616" calcext:value-type="float">
            <text:p>396.439.391,71</text:p>
          </table:table-cell>
          <table:table-cell table:style-name="ce16" office:value-type="float" office:value="119726849.701766" calcext:value-type="float">
            <text:p>119.726.849,70</text:p>
          </table:table-cell>
          <table:table-cell table:style-name="ce16" office:value-type="float" office:value="7341354052.84726" calcext:value-type="float">
            <text:p>7.341.354.052,85</text:p>
          </table:table-cell>
          <table:table-cell table:style-name="ce16" office:value-type="float" office:value="8216343859.27349" calcext:value-type="float">
            <text:p>8.216.343.859,27</text:p>
          </table:table-cell>
          <table:table-cell table:style-name="ce16" office:value-type="float" office:value="517786738.124083" calcext:value-type="float">
            <text:p>517.786.738,12</text:p>
          </table:table-cell>
          <table:table-cell table:style-name="ce16" office:value-type="float" office:value="57283696271.9554" calcext:value-type="float">
            <text:p>57.283.696.271,96</text:p>
          </table:table-cell>
          <table:table-cell table:style-name="ce16" office:value-type="float" office:value="346431090.526442" calcext:value-type="float">
            <text:p>346.431.090,53</text:p>
          </table:table-cell>
          <table:table-cell table:style-name="ce24" office:value-type="float" office:value="145077674952.48" calcext:value-type="float">
            <text:p>145.077.674.952,48</text:p>
          </table:table-cell>
          <table:table-cell table:style-name="ce19"/>
          <table:table-cell table:style-name="ce28" table:number-columns-repeated="994"/>
        </table:table-row>
        <table:table-row table:style-name="ro6">
          <table:table-cell table:style-name="ce9" office:value-type="string" calcext:value-type="string">
            <text:p>ADMINISTRADAS POR OUTROS ÓRGÃOS [D]</text:p>
          </table:table-cell>
          <table:table-cell table:style-name="ce18" office:value-type="float" office:value="996806.971612507" calcext:value-type="float">
            <text:p>996.806,97</text:p>
          </table:table-cell>
          <table:table-cell table:style-name="ce18" office:value-type="float" office:value="4252457.51628608" calcext:value-type="float">
            <text:p>4.252.457,52</text:p>
          </table:table-cell>
          <table:table-cell table:style-name="ce18" office:value-type="float" office:value="3635193.06086258" calcext:value-type="float">
            <text:p>3.635.193,06</text:p>
          </table:table-cell>
          <table:table-cell table:style-name="ce18" office:value-type="float" office:value="702414.020215017" calcext:value-type="float">
            <text:p>702.414,02</text:p>
          </table:table-cell>
          <table:table-cell table:style-name="ce18" office:value-type="float" office:value="13589921.5162212" calcext:value-type="float">
            <text:p>13.589.921,52</text:p>
          </table:table-cell>
          <table:table-cell table:style-name="ce18" office:value-type="float" office:value="7730832.43684073" calcext:value-type="float">
            <text:p>7.730.832,44</text:p>
          </table:table-cell>
          <table:table-cell table:style-name="ce18" office:value-type="float" office:value="16737823.2367511" calcext:value-type="float">
            <text:p>16.737.823,24</text:p>
          </table:table-cell>
          <table:table-cell table:style-name="ce18" office:value-type="float" office:value="9327909.74363046" calcext:value-type="float">
            <text:p>9.327.909,74</text:p>
          </table:table-cell>
          <table:table-cell table:style-name="ce18" office:value-type="float" office:value="12026855.5959981" calcext:value-type="float">
            <text:p>12.026.855,60</text:p>
          </table:table-cell>
          <table:table-cell table:style-name="ce18" office:value-type="float" office:value="4442513.66957255" calcext:value-type="float">
            <text:p>4.442.513,67</text:p>
          </table:table-cell>
          <table:table-cell table:style-name="ce18" office:value-type="float" office:value="51808235.6675284" calcext:value-type="float">
            <text:p>51.808.235,67</text:p>
          </table:table-cell>
          <table:table-cell table:style-name="ce18" office:value-type="float" office:value="5976597.3068214" calcext:value-type="float">
            <text:p>5.976.597,31</text:p>
          </table:table-cell>
          <table:table-cell table:style-name="ce18" office:value-type="float" office:value="11963151.1445047" calcext:value-type="float">
            <text:p>11.963.151,14</text:p>
          </table:table-cell>
          <table:table-cell table:style-name="ce18" office:value-type="float" office:value="8082066.99368343" calcext:value-type="float">
            <text:p>8.082.066,99</text:p>
          </table:table-cell>
          <table:table-cell table:style-name="ce18" office:value-type="float" office:value="12263367.9849554" calcext:value-type="float">
            <text:p>12.263.367,98</text:p>
          </table:table-cell>
          <table:table-cell table:style-name="ce18" office:value-type="float" office:value="14448668.8822728" calcext:value-type="float">
            <text:p>14.448.668,88</text:p>
          </table:table-cell>
          <table:table-cell table:style-name="ce18" office:value-type="float" office:value="2285542.73490705" calcext:value-type="float">
            <text:p>2.285.542,73</text:p>
          </table:table-cell>
          <table:table-cell table:style-name="ce18" office:value-type="float" office:value="39118693.2350699" calcext:value-type="float">
            <text:p>39.118.693,24</text:p>
          </table:table-cell>
          <table:table-cell table:style-name="ce18" office:value-type="float" office:value="3558644518.77572" calcext:value-type="float">
            <text:p>3.558.644.518,78</text:p>
          </table:table-cell>
          <table:table-cell table:style-name="ce18" office:value-type="float" office:value="13306452.7599657" calcext:value-type="float">
            <text:p>13.306.452,76</text:p>
          </table:table-cell>
          <table:table-cell table:style-name="ce18" office:value-type="float" office:value="1908134.45916543" calcext:value-type="float">
            <text:p>1.908.134,46</text:p>
          </table:table-cell>
          <table:table-cell table:style-name="ce18" office:value-type="float" office:value="1516570.42945221" calcext:value-type="float">
            <text:p>1.516.570,43</text:p>
          </table:table-cell>
          <table:table-cell table:style-name="ce18" office:value-type="float" office:value="29896755.3807503" calcext:value-type="float">
            <text:p>29.896.755,38</text:p>
          </table:table-cell>
          <table:table-cell table:style-name="ce18" office:value-type="float" office:value="24757235.0809983" calcext:value-type="float">
            <text:p>24.757.235,08</text:p>
          </table:table-cell>
          <table:table-cell table:style-name="ce18" office:value-type="float" office:value="3211431.55900284" calcext:value-type="float">
            <text:p>3.211.431,56</text:p>
          </table:table-cell>
          <table:table-cell table:style-name="ce18" office:value-type="float" office:value="167202441.102588" calcext:value-type="float">
            <text:p>167.202.441,10</text:p>
          </table:table-cell>
          <table:table-cell table:style-name="ce18" office:value-type="float" office:value="4497278.84462198" calcext:value-type="float">
            <text:p>4.497.278,84</text:p>
          </table:table-cell>
          <table:table-cell table:style-name="ce26" office:value-type="float" office:value="4024329870.11" calcext:value-type="float">
            <text:p>4.024.329.870,11</text:p>
          </table:table-cell>
          <table:table-cell table:style-name="ce19"/>
          <table:table-cell table:style-name="ce28" table:number-columns-repeated="994"/>
        </table:table-row>
        <table:table-row table:style-name="ro8">
          <table:table-cell table:style-name="ce8" office:value-type="string" calcext:value-type="string">
            <text:p>TOTAL GERAL <text:s text:c="2"/>[E]=[C]+[D]</text:p>
          </table:table-cell>
          <table:table-cell table:style-name="ce16" office:value-type="float" office:value="139553066.34657" calcext:value-type="float">
            <text:p>139.553.066,35</text:p>
          </table:table-cell>
          <table:table-cell table:style-name="ce16" office:value-type="float" office:value="517510165.724078" calcext:value-type="float">
            <text:p>517.510.165,72</text:p>
          </table:table-cell>
          <table:table-cell table:style-name="ce16" office:value-type="float" office:value="1619889094.99917" calcext:value-type="float">
            <text:p>1.619.889.095,00</text:p>
          </table:table-cell>
          <table:table-cell table:style-name="ce16" office:value-type="float" office:value="118782248.062063" calcext:value-type="float">
            <text:p>118.782.248,06</text:p>
          </table:table-cell>
          <table:table-cell table:style-name="ce16" office:value-type="float" office:value="3649223236.9118" calcext:value-type="float">
            <text:p>3.649.223.236,91</text:p>
          </table:table-cell>
          <table:table-cell table:style-name="ce16" office:value-type="float" office:value="2439454441.54635" calcext:value-type="float">
            <text:p>2.439.454.441,55</text:p>
          </table:table-cell>
          <table:table-cell table:style-name="ce16" office:value-type="float" office:value="10906636859.6372" calcext:value-type="float">
            <text:p>10.906.636.859,64</text:p>
          </table:table-cell>
          <table:table-cell table:style-name="ce16" office:value-type="float" office:value="2664295656.67844" calcext:value-type="float">
            <text:p>2.664.295.656,68</text:p>
          </table:table-cell>
          <table:table-cell table:style-name="ce16" office:value-type="float" office:value="2390122945.22171" calcext:value-type="float">
            <text:p>2.390.122.945,22</text:p>
          </table:table-cell>
          <table:table-cell table:style-name="ce16" office:value-type="float" office:value="1103157912.53797" calcext:value-type="float">
            <text:p>1.103.157.912,54</text:p>
          </table:table-cell>
          <table:table-cell table:style-name="ce16" office:value-type="float" office:value="10071772736.7442" calcext:value-type="float">
            <text:p>10.071.772.736,74</text:p>
          </table:table-cell>
          <table:table-cell table:style-name="ce16" office:value-type="float" office:value="1192729838.86255" calcext:value-type="float">
            <text:p>1.192.729.838,86</text:p>
          </table:table-cell>
          <table:table-cell table:style-name="ce16" office:value-type="float" office:value="1684711953.33283" calcext:value-type="float">
            <text:p>1.684.711.953,33</text:p>
          </table:table-cell>
          <table:table-cell table:style-name="ce16" office:value-type="float" office:value="1496180764.02713" calcext:value-type="float">
            <text:p>1.496.180.764,03</text:p>
          </table:table-cell>
          <table:table-cell table:style-name="ce16" office:value-type="float" office:value="760589301.172483" calcext:value-type="float">
            <text:p>760.589.301,17</text:p>
          </table:table-cell>
          <table:table-cell table:style-name="ce16" office:value-type="float" office:value="2508885846.97699" calcext:value-type="float">
            <text:p>2.508.885.846,98</text:p>
          </table:table-cell>
          <table:table-cell table:style-name="ce16" office:value-type="float" office:value="479714306.584131" calcext:value-type="float">
            <text:p>479.714.306,58</text:p>
          </table:table-cell>
          <table:table-cell table:style-name="ce16" office:value-type="float" office:value="7922136090.35138" calcext:value-type="float">
            <text:p>7.922.136.090,35</text:p>
          </table:table-cell>
          <table:table-cell table:style-name="ce16" office:value-type="float" office:value="22309688565.7304" calcext:value-type="float">
            <text:p>22.309.688.565,73</text:p>
          </table:table-cell>
          <table:table-cell table:style-name="ce16" office:value-type="float" office:value="672201690.150911" calcext:value-type="float">
            <text:p>672.201.690,15</text:p>
          </table:table-cell>
          <table:table-cell table:style-name="ce16" office:value-type="float" office:value="398347526.165782" calcext:value-type="float">
            <text:p>398.347.526,17</text:p>
          </table:table-cell>
          <table:table-cell table:style-name="ce16" office:value-type="float" office:value="121243420.131218" calcext:value-type="float">
            <text:p>121.243.420,13</text:p>
          </table:table-cell>
          <table:table-cell table:style-name="ce16" office:value-type="float" office:value="7371250808.22801" calcext:value-type="float">
            <text:p>7.371.250.808,23</text:p>
          </table:table-cell>
          <table:table-cell table:style-name="ce16" office:value-type="float" office:value="8241101094.35449" calcext:value-type="float">
            <text:p>8.241.101.094,35</text:p>
          </table:table-cell>
          <table:table-cell table:style-name="ce16" office:value-type="float" office:value="520998169.683085" calcext:value-type="float">
            <text:p>520.998.169,68</text:p>
          </table:table-cell>
          <table:table-cell table:style-name="ce16" office:value-type="float" office:value="57450898713.058" calcext:value-type="float">
            <text:p>57.450.898.713,06</text:p>
          </table:table-cell>
          <table:table-cell table:style-name="ce16" office:value-type="float" office:value="350928369.371064" calcext:value-type="float">
            <text:p>350.928.369,37</text:p>
          </table:table-cell>
          <table:table-cell table:style-name="ce24" office:value-type="float" office:value="149102004822.59" calcext:value-type="float">
            <text:p>149.102.004.822,59</text:p>
          </table:table-cell>
          <table:table-cell table:style-name="ce19"/>
          <table:table-cell table:style-name="ce28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1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7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2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1-09-24T12:25:28Z</meta:creation-date>
    <dc:date>2021-10-26T18:08:55.277000000</dc:date>
    <meta:editing-duration>PT3M37S</meta:editing-duration>
    <meta:editing-cycles>3</meta:editing-cycles>
    <meta:document-statistic meta:table-count="1" meta:cell-count="1105" meta:object-count="1"/>
  </office:meta>
</office:document-meta>
</file>